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62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.sender_i.routed_msg_pub.netwo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  <table:table-cell/>
          <table:table-cell office:value-type="string" calcext:value-type="string">
            <text:p><text:s/>%time</text:p>
          </table:table-cell>
          <table:table-cell table:number-columns-repeated="2"/>
          <table:table-cell office:value-type="string" calcext:value-type="string">
            <text:p><text:s/>%length (bit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3431.73359" calcext:value-type="float">
            <text:p>1442893431.73359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2893432.49858" calcext:value-type="float">
            <text:p>1442893432.49858</text:p>
          </table:table-cell>
          <table:table-cell table:formula="of:=[.G2]-[.$B2]" office:value-type="float" office:value="0.764988422393799" calcext:value-type="float">
            <text:p>0.7649884224</text:p>
          </table:table-cell>
          <table:table-cell table:formula="of:=MAX([.H2:.H2000])" office:value-type="float" office:value="8.27793860435486" calcext:value-type="float">
            <text:p>8.2779386044</text:p>
          </table:table-cell>
          <table:table-cell office:value-type="float" office:value="1442893432.4992" calcext:value-type="float">
            <text:p>1442893432.4992</text:p>
          </table:table-cell>
          <table:table-cell table:formula="of:=[.J2]-[.$B2]" office:value-type="float" office:value="0.765610933303833" calcext:value-type="float">
            <text:p>0.7656109333</text:p>
          </table:table-cell>
          <table:table-cell table:formula="of:=MAX([.K2:.K2000])" office:value-type="float" office:value="9.62447905540466" calcext:value-type="float">
            <text:p>9.6244790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3440.1021" calcext:value-type="float">
            <text:p>1442893440.1021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8.36850786209106" calcext:value-type="float">
            <text:p>8.3685078621</text:p>
          </table:table-cell>
          <table:table-cell table:formula="of:=[.C3]/([.D3]-[.D2])" office:value-type="float" office:value="967.436505219107" calcext:value-type="float">
            <text:p>967.4365052191</text:p>
          </table:table-cell>
          <table:table-cell/>
          <table:table-cell office:value-type="float" office:value="1442893440.30201" calcext:value-type="float">
            <text:p>1442893440.30201</text:p>
          </table:table-cell>
          <table:table-cell table:formula="of:=[.G3]-[.$B3]" office:value-type="float" office:value="0.199912309646606" calcext:value-type="float">
            <text:p>0.1999123096</text:p>
          </table:table-cell>
          <table:table-cell/>
          <table:table-cell office:value-type="float" office:value="1442893440.30205" calcext:value-type="float">
            <text:p>1442893440.30205</text:p>
          </table:table-cell>
          <table:table-cell table:formula="of:=[.J3]-[.$B3]" office:value-type="float" office:value="0.19995641708374" calcext:value-type="float">
            <text:p>0.19995641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3440.20453" calcext:value-type="float">
            <text:p>1442893440.20453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8.47093772888184" calcext:value-type="float">
            <text:p>8.4709377289</text:p>
          </table:table-cell>
          <table:table-cell table:formula="of:=[.C4]/([.D4]-[.D3])" office:value-type="float" office:value="79039.4467322437" calcext:value-type="float">
            <text:p>79039.4467322437</text:p>
          </table:table-cell>
          <table:table-cell/>
          <table:table-cell office:value-type="float" office:value="1442893440.50282" calcext:value-type="float">
            <text:p>1442893440.50282</text:p>
          </table:table-cell>
          <table:table-cell table:formula="of:=[.G4]-[.$B4]" office:value-type="float" office:value="0.298298120498657" calcext:value-type="float">
            <text:p>0.2982981205</text:p>
          </table:table-cell>
          <table:table-cell/>
          <table:table-cell office:value-type="float" office:value="1442893440.50289" calcext:value-type="float">
            <text:p>1442893440.50289</text:p>
          </table:table-cell>
          <table:table-cell table:formula="of:=[.J4]-[.$B4]" office:value-type="float" office:value="0.298367023468018" calcext:value-type="float">
            <text:p>0.29836702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3440.30699" calcext:value-type="float">
            <text:p>1442893440.30699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8.57340431213379" calcext:value-type="float">
            <text:p>8.5734043121</text:p>
          </table:table-cell>
          <table:table-cell table:formula="of:=[.C5]/([.D5]-[.D4])" office:value-type="float" office:value="79011.1248278173" calcext:value-type="float">
            <text:p>79011.1248278173</text:p>
          </table:table-cell>
          <table:table-cell/>
          <table:table-cell office:value-type="float" office:value="1442893447.61224" calcext:value-type="float">
            <text:p>1442893447.61224</text:p>
          </table:table-cell>
          <table:table-cell table:formula="of:=[.G5]-[.$B5]" office:value-type="float" office:value="7.30524730682373" calcext:value-type="float">
            <text:p>7.3052473068</text:p>
          </table:table-cell>
          <table:table-cell/>
          <table:table-cell office:value-type="float" office:value="1442893447.61229" calcext:value-type="float">
            <text:p>1442893447.61229</text:p>
          </table:table-cell>
          <table:table-cell table:formula="of:=[.J5]-[.$B5]" office:value-type="float" office:value="7.30530118942261" calcext:value-type="float">
            <text:p>7.30530118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3440.40943" calcext:value-type="float">
            <text:p>1442893440.40943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8.67583799362183" calcext:value-type="float">
            <text:p>8.6758379936</text:p>
          </table:table-cell>
          <table:table-cell table:formula="of:=[.C6]/([.D6]-[.D5])" office:value-type="float" office:value="79036.5032515746" calcext:value-type="float">
            <text:p>79036.5032515746</text:p>
          </table:table-cell>
          <table:table-cell/>
          <table:table-cell office:value-type="float" office:value="1442893447.74688" calcext:value-type="float">
            <text:p>1442893447.74688</text:p>
          </table:table-cell>
          <table:table-cell table:formula="of:=[.G6]-[.$B6]" office:value-type="float" office:value="7.33745074272156" calcext:value-type="float">
            <text:p>7.3374507427</text:p>
          </table:table-cell>
          <table:table-cell/>
          <table:table-cell office:value-type="float" office:value="1442893450.03391" calcext:value-type="float">
            <text:p>1442893450.03391</text:p>
          </table:table-cell>
          <table:table-cell table:formula="of:=[.J6]-[.$B6]" office:value-type="float" office:value="9.62447905540466" calcext:value-type="float">
            <text:p>9.62447905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3440.5119" calcext:value-type="float">
            <text:p>1442893440.5119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8.77830934524536" calcext:value-type="float">
            <text:p>8.7783093452</text:p>
          </table:table-cell>
          <table:table-cell table:formula="of:=[.C7]/([.D7]-[.D6])" office:value-type="float" office:value="79007.4481474932" calcext:value-type="float">
            <text:p>79007.4481474932</text:p>
          </table:table-cell>
          <table:table-cell/>
          <table:table-cell office:value-type="float" office:value="1442893447.80467" calcext:value-type="float">
            <text:p>1442893447.80467</text:p>
          </table:table-cell>
          <table:table-cell table:formula="of:=[.G7]-[.$B7]" office:value-type="float" office:value="7.29277563095093" calcext:value-type="float">
            <text:p>7.292775631</text:p>
          </table:table-cell>
          <table:table-cell/>
          <table:table-cell office:value-type="float" office:value="1442893450.06781" calcext:value-type="float">
            <text:p>1442893450.06781</text:p>
          </table:table-cell>
          <table:table-cell table:formula="of:=[.J7]-[.$B7]" office:value-type="float" office:value="9.555912733078" calcext:value-type="float">
            <text:p>9.55591273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3440.61436" calcext:value-type="float">
            <text:p>1442893440.61436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8.88077688217163" calcext:value-type="float">
            <text:p>8.8807768822</text:p>
          </table:table-cell>
          <table:table-cell table:formula="of:=[.C8]/([.D8]-[.D7])" office:value-type="float" office:value="79010.3894643771" calcext:value-type="float">
            <text:p>79010.3894643771</text:p>
          </table:table-cell>
          <table:table-cell/>
          <table:table-cell office:value-type="float" office:value="1442893447.9479" calcext:value-type="float">
            <text:p>1442893447.9479</text:p>
          </table:table-cell>
          <table:table-cell table:formula="of:=[.G8]-[.$B8]" office:value-type="float" office:value="7.33353757858276" calcext:value-type="float">
            <text:p>7.3335375786</text:p>
          </table:table-cell>
          <table:table-cell/>
          <table:table-cell office:value-type="float" office:value="1442893450.1017" calcext:value-type="float">
            <text:p>1442893450.1017</text:p>
          </table:table-cell>
          <table:table-cell table:formula="of:=[.J8]-[.$B8]" office:value-type="float" office:value="9.48733401298523" calcext:value-type="float">
            <text:p>9.4873340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3440.71689" calcext:value-type="float">
            <text:p>1442893440.71689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8.9833037853241" calcext:value-type="float">
            <text:p>8.9833037853</text:p>
          </table:table-cell>
          <table:table-cell table:formula="of:=[.C9]/([.D9]-[.D8])" office:value-type="float" office:value="78964.640021952" calcext:value-type="float">
            <text:p>78964.640021952</text:p>
          </table:table-cell>
          <table:table-cell/>
          <table:table-cell office:value-type="float" office:value="1442893448.14904" calcext:value-type="float">
            <text:p>1442893448.14904</text:p>
          </table:table-cell>
          <table:table-cell table:formula="of:=[.G9]-[.$B9]" office:value-type="float" office:value="7.43214464187622" calcext:value-type="float">
            <text:p>7.4321446419</text:p>
          </table:table-cell>
          <table:table-cell/>
          <table:table-cell office:value-type="float" office:value="1442893450.13562" calcext:value-type="float">
            <text:p>1442893450.13562</text:p>
          </table:table-cell>
          <table:table-cell table:formula="of:=[.J9]-[.$B9]" office:value-type="float" office:value="9.41872453689575" calcext:value-type="float">
            <text:p>9.418724536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3440.8194" calcext:value-type="float">
            <text:p>1442893440.8194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9.08581161499023" calcext:value-type="float">
            <text:p>9.085811615</text:p>
          </table:table-cell>
          <table:table-cell table:formula="of:=[.C10]/([.D10]-[.D9])" office:value-type="float" office:value="78979.332860409" calcext:value-type="float">
            <text:p>78979.332860409</text:p>
          </table:table-cell>
          <table:table-cell/>
          <table:table-cell office:value-type="float" office:value="1442893448.14907" calcext:value-type="float">
            <text:p>1442893448.14907</text:p>
          </table:table-cell>
          <table:table-cell table:formula="of:=[.G10]-[.$B10]" office:value-type="float" office:value="7.32967400550842" calcext:value-type="float">
            <text:p>7.3296740055</text:p>
          </table:table-cell>
          <table:table-cell/>
          <table:table-cell office:value-type="float" office:value="1442893450.16952" calcext:value-type="float">
            <text:p>1442893450.16952</text:p>
          </table:table-cell>
          <table:table-cell table:formula="of:=[.J10]-[.$B10]" office:value-type="float" office:value="9.35011577606201" calcext:value-type="float">
            <text:p>9.350115776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3440.92191" calcext:value-type="float">
            <text:p>1442893440.92191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9.18832135200501" calcext:value-type="float">
            <text:p>9.188321352</text:p>
          </table:table-cell>
          <table:table-cell table:formula="of:=[.C11]/([.D11]-[.D10])" office:value-type="float" office:value="78977.8633305191" calcext:value-type="float">
            <text:p>78977.8633305191</text:p>
          </table:table-cell>
          <table:table-cell/>
          <table:table-cell office:value-type="float" office:value="1442893448.20827" calcext:value-type="float">
            <text:p>1442893448.20827</text:p>
          </table:table-cell>
          <table:table-cell table:formula="of:=[.G11]-[.$B11]" office:value-type="float" office:value="7.28635692596436" calcext:value-type="float">
            <text:p>7.286356926</text:p>
          </table:table-cell>
          <table:table-cell/>
          <table:table-cell office:value-type="float" office:value="1442893450.20342" calcext:value-type="float">
            <text:p>1442893450.20342</text:p>
          </table:table-cell>
          <table:table-cell table:formula="of:=[.J11]-[.$B11]" office:value-type="float" office:value="9.28151273727417" calcext:value-type="float">
            <text:p>9.28151273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3441.02238" calcext:value-type="float">
            <text:p>1442893441.02238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9.28878855705261" calcext:value-type="float">
            <text:p>9.2887885571</text:p>
          </table:table-cell>
          <table:table-cell table:formula="of:=[.C12]/([.D12]-[.D11])" office:value-type="float" office:value="80583.509774793" calcext:value-type="float">
            <text:p>80583.509774793</text:p>
          </table:table-cell>
          <table:table-cell/>
          <table:table-cell office:value-type="float" office:value="1442893448.35016" calcext:value-type="float">
            <text:p>1442893448.35016</text:p>
          </table:table-cell>
          <table:table-cell table:formula="of:=[.G12]-[.$B12]" office:value-type="float" office:value="7.32777881622314" calcext:value-type="float">
            <text:p>7.3277788162</text:p>
          </table:table-cell>
          <table:table-cell/>
          <table:table-cell office:value-type="float" office:value="1442893450.2373" calcext:value-type="float">
            <text:p>1442893450.2373</text:p>
          </table:table-cell>
          <table:table-cell table:formula="of:=[.J12]-[.$B12]" office:value-type="float" office:value="9.21492791175842" calcext:value-type="float">
            <text:p>9.214927911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3441.11897" calcext:value-type="float">
            <text:p>1442893441.11897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9.38538575172424" calcext:value-type="float">
            <text:p>9.3853857517</text:p>
          </table:table-cell>
          <table:table-cell table:formula="of:=[.C13]/([.D13]-[.D12])" office:value-type="float" office:value="83811.9577646252" calcext:value-type="float">
            <text:p>83811.9577646252</text:p>
          </table:table-cell>
          <table:table-cell/>
          <table:table-cell office:value-type="float" office:value="1442893448.3502" calcext:value-type="float">
            <text:p>1442893448.3502</text:p>
          </table:table-cell>
          <table:table-cell table:formula="of:=[.G13]-[.$B13]" office:value-type="float" office:value="7.23122310638428" calcext:value-type="float">
            <text:p>7.2312231064</text:p>
          </table:table-cell>
          <table:table-cell/>
          <table:table-cell office:value-type="float" office:value="1442893450.27119" calcext:value-type="float">
            <text:p>1442893450.27119</text:p>
          </table:table-cell>
          <table:table-cell table:formula="of:=[.J13]-[.$B13]" office:value-type="float" office:value="9.15221261978149" calcext:value-type="float">
            <text:p>9.152212619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3441.21549" calcext:value-type="float">
            <text:p>1442893441.21549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9.4819016456604" calcext:value-type="float">
            <text:p>9.4819016457</text:p>
          </table:table-cell>
          <table:table-cell table:formula="of:=[.C14]/([.D14]-[.D13])" office:value-type="float" office:value="83882.5572641465" calcext:value-type="float">
            <text:p>83882.5572641465</text:p>
          </table:table-cell>
          <table:table-cell/>
          <table:table-cell office:value-type="float" office:value="1442893448.55126" calcext:value-type="float">
            <text:p>1442893448.55126</text:p>
          </table:table-cell>
          <table:table-cell table:formula="of:=[.G14]-[.$B14]" office:value-type="float" office:value="7.33576679229736" calcext:value-type="float">
            <text:p>7.3357667923</text:p>
          </table:table-cell>
          <table:table-cell/>
          <table:table-cell office:value-type="float" office:value="1442893450.30505" calcext:value-type="float">
            <text:p>1442893450.30505</text:p>
          </table:table-cell>
          <table:table-cell table:formula="of:=[.J14]-[.$B14]" office:value-type="float" office:value="9.08955955505371" calcext:value-type="float">
            <text:p>9.08955955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3441.31201" calcext:value-type="float">
            <text:p>1442893441.31201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9.57842421531677" calcext:value-type="float">
            <text:p>9.5784242153</text:p>
          </table:table-cell>
          <table:table-cell table:formula="of:=[.C15]/([.D15]-[.D14])" office:value-type="float" office:value="83876.7557559066" calcext:value-type="float">
            <text:p>83876.7557559066</text:p>
          </table:table-cell>
          <table:table-cell/>
          <table:table-cell office:value-type="float" office:value="1442893448.61208" calcext:value-type="float">
            <text:p>1442893448.61208</text:p>
          </table:table-cell>
          <table:table-cell table:formula="of:=[.G15]-[.$B15]" office:value-type="float" office:value="7.30007100105286" calcext:value-type="float">
            <text:p>7.3000710011</text:p>
          </table:table-cell>
          <table:table-cell/>
          <table:table-cell office:value-type="float" office:value="1442893450.3389" calcext:value-type="float">
            <text:p>1442893450.3389</text:p>
          </table:table-cell>
          <table:table-cell table:formula="of:=[.J15]-[.$B15]" office:value-type="float" office:value="9.02688503265381" calcext:value-type="float">
            <text:p>9.026885032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3441.40854" calcext:value-type="float">
            <text:p>1442893441.40854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9.67495393753052" calcext:value-type="float">
            <text:p>9.6749539375</text:p>
          </table:table-cell>
          <table:table-cell table:formula="of:=[.C16]/([.D16]-[.D15])" office:value-type="float" office:value="83870.5407446743" calcext:value-type="float">
            <text:p>83870.5407446743</text:p>
          </table:table-cell>
          <table:table-cell/>
          <table:table-cell office:value-type="float" office:value="1442893448.75236" calcext:value-type="float">
            <text:p>1442893448.75236</text:p>
          </table:table-cell>
          <table:table-cell table:formula="of:=[.G16]-[.$B16]" office:value-type="float" office:value="7.34381580352783" calcext:value-type="float">
            <text:p>7.3438158035</text:p>
          </table:table-cell>
          <table:table-cell/>
          <table:table-cell office:value-type="float" office:value="1442893450.37279" calcext:value-type="float">
            <text:p>1442893450.37279</text:p>
          </table:table-cell>
          <table:table-cell table:formula="of:=[.J16]-[.$B16]" office:value-type="float" office:value="8.96425271034241" calcext:value-type="float">
            <text:p>8.96425271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3441.50513" calcext:value-type="float">
            <text:p>1442893441.50513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9.77154564857483" calcext:value-type="float">
            <text:p>9.7715456486</text:p>
          </table:table-cell>
          <table:table-cell table:formula="of:=[.C17]/([.D17]-[.D16])" office:value-type="float" office:value="83816.7158700187" calcext:value-type="float">
            <text:p>83816.7158700187</text:p>
          </table:table-cell>
          <table:table-cell/>
          <table:table-cell office:value-type="float" office:value="1442893448.7524" calcext:value-type="float">
            <text:p>1442893448.7524</text:p>
          </table:table-cell>
          <table:table-cell table:formula="of:=[.G17]-[.$B17]" office:value-type="float" office:value="7.24726271629334" calcext:value-type="float">
            <text:p>7.2472627163</text:p>
          </table:table-cell>
          <table:table-cell/>
          <table:table-cell office:value-type="float" office:value="1442893450.40668" calcext:value-type="float">
            <text:p>1442893450.40668</text:p>
          </table:table-cell>
          <table:table-cell table:formula="of:=[.J17]-[.$B17]" office:value-type="float" office:value="8.90155053138733" calcext:value-type="float">
            <text:p>8.90155053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3441.60161" calcext:value-type="float">
            <text:p>1442893441.60161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9.86802530288696" calcext:value-type="float">
            <text:p>9.8680253029</text:p>
          </table:table-cell>
          <table:table-cell table:formula="of:=[.C18]/([.D18]-[.D17])" office:value-type="float" office:value="83914.0651748978" calcext:value-type="float">
            <text:p>83914.0651748978</text:p>
          </table:table-cell>
          <table:table-cell/>
          <table:table-cell office:value-type="float" office:value="1442893448.95363" calcext:value-type="float">
            <text:p>1442893448.95363</text:p>
          </table:table-cell>
          <table:table-cell table:formula="of:=[.G18]-[.$B18]" office:value-type="float" office:value="7.35201859474182" calcext:value-type="float">
            <text:p>7.3520185947</text:p>
          </table:table-cell>
          <table:table-cell/>
          <table:table-cell office:value-type="float" office:value="1442893450.44057" calcext:value-type="float">
            <text:p>1442893450.44057</text:p>
          </table:table-cell>
          <table:table-cell table:formula="of:=[.J18]-[.$B18]" office:value-type="float" office:value="8.83895969390869" calcext:value-type="float">
            <text:p>8.838959693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3441.69819" calcext:value-type="float">
            <text:p>1442893441.69819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9.96460604667664" calcext:value-type="float">
            <text:p>9.9646060467</text:p>
          </table:table-cell>
          <table:table-cell table:formula="of:=[.C19]/([.D19]-[.D18])" office:value-type="float" office:value="83826.2337017297" calcext:value-type="float">
            <text:p>83826.2337017297</text:p>
          </table:table-cell>
          <table:table-cell/>
          <table:table-cell office:value-type="float" office:value="1442893449.15475" calcext:value-type="float">
            <text:p>1442893449.15475</text:p>
          </table:table-cell>
          <table:table-cell table:formula="of:=[.G19]-[.$B19]" office:value-type="float" office:value="7.45655393600464" calcext:value-type="float">
            <text:p>7.456553936</text:p>
          </table:table-cell>
          <table:table-cell/>
          <table:table-cell office:value-type="float" office:value="1442893450.47447" calcext:value-type="float">
            <text:p>1442893450.47447</text:p>
          </table:table-cell>
          <table:table-cell table:formula="of:=[.J19]-[.$B19]" office:value-type="float" office:value="8.77628087997437" calcext:value-type="float">
            <text:p>8.7762808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3441.79474" calcext:value-type="float">
            <text:p>1442893441.79474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10.0611538887024" calcext:value-type="float">
            <text:p>10.0611538887</text:p>
          </table:table-cell>
          <table:table-cell table:formula="of:=[.C20]/([.D20]-[.D19])" office:value-type="float" office:value="83854.8001708849" calcext:value-type="float">
            <text:p>83854.8001708849</text:p>
          </table:table-cell>
          <table:table-cell/>
          <table:table-cell office:value-type="float" office:value="1442893449.15479" calcext:value-type="float">
            <text:p>1442893449.15479</text:p>
          </table:table-cell>
          <table:table-cell table:formula="of:=[.G20]-[.$B20]" office:value-type="float" office:value="7.36004996299744" calcext:value-type="float">
            <text:p>7.360049963</text:p>
          </table:table-cell>
          <table:table-cell/>
          <table:table-cell office:value-type="float" office:value="1442893450.50837" calcext:value-type="float">
            <text:p>1442893450.50837</text:p>
          </table:table-cell>
          <table:table-cell table:formula="of:=[.J20]-[.$B20]" office:value-type="float" office:value="8.713627576828" calcext:value-type="float">
            <text:p>8.713627576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3441.89125" calcext:value-type="float">
            <text:p>1442893441.89125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10.157666683197" calcext:value-type="float">
            <text:p>10.1576666832</text:p>
          </table:table-cell>
          <table:table-cell table:formula="of:=[.C21]/([.D21]-[.D20])" office:value-type="float" office:value="83885.2510943568" calcext:value-type="float">
            <text:p>83885.2510943568</text:p>
          </table:table-cell>
          <table:table-cell/>
          <table:table-cell office:value-type="float" office:value="1442893449.15482" calcext:value-type="float">
            <text:p>1442893449.15482</text:p>
          </table:table-cell>
          <table:table-cell table:formula="of:=[.G21]-[.$B21]" office:value-type="float" office:value="7.26356101036072" calcext:value-type="float">
            <text:p>7.2635610104</text:p>
          </table:table-cell>
          <table:table-cell/>
          <table:table-cell office:value-type="float" office:value="1442893450.54219" calcext:value-type="float">
            <text:p>1442893450.54219</text:p>
          </table:table-cell>
          <table:table-cell table:formula="of:=[.J21]-[.$B21]" office:value-type="float" office:value="8.65093040466309" calcext:value-type="float">
            <text:p>8.650930404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3441.98778" calcext:value-type="float">
            <text:p>1442893441.98778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10.2541882991791" calcext:value-type="float">
            <text:p>10.2541882992</text:p>
          </table:table-cell>
          <table:table-cell table:formula="of:=[.C22]/([.D22]-[.D21])" office:value-type="float" office:value="83877.5844936654" calcext:value-type="float">
            <text:p>83877.5844936654</text:p>
          </table:table-cell>
          <table:table-cell/>
          <table:table-cell office:value-type="float" office:value="1442893449.41957" calcext:value-type="float">
            <text:p>1442893449.41957</text:p>
          </table:table-cell>
          <table:table-cell table:formula="of:=[.G22]-[.$B22]" office:value-type="float" office:value="7.43179225921631" calcext:value-type="float">
            <text:p>7.4317922592</text:p>
          </table:table-cell>
          <table:table-cell/>
          <table:table-cell office:value-type="float" office:value="1442893450.57609" calcext:value-type="float">
            <text:p>1442893450.57609</text:p>
          </table:table-cell>
          <table:table-cell table:formula="of:=[.J22]-[.$B22]" office:value-type="float" office:value="8.5883104801178" calcext:value-type="float">
            <text:p>8.588310480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3442.06917" calcext:value-type="float">
            <text:p>1442893442.06917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10.3355832099915" calcext:value-type="float">
            <text:p>10.33558321</text:p>
          </table:table-cell>
          <table:table-cell table:formula="of:=[.C23]/([.D23]-[.D22])" office:value-type="float" office:value="99465.6781265103" calcext:value-type="float">
            <text:p>99465.6781265103</text:p>
          </table:table-cell>
          <table:table-cell/>
          <table:table-cell office:value-type="float" office:value="1442893449.41961" calcext:value-type="float">
            <text:p>1442893449.41961</text:p>
          </table:table-cell>
          <table:table-cell table:formula="of:=[.G23]-[.$B23]" office:value-type="float" office:value="7.35043835639954" calcext:value-type="float">
            <text:p>7.3504383564</text:p>
          </table:table-cell>
          <table:table-cell/>
          <table:table-cell office:value-type="float" office:value="1442893450.61001" calcext:value-type="float">
            <text:p>1442893450.61001</text:p>
          </table:table-cell>
          <table:table-cell table:formula="of:=[.J23]-[.$B23]" office:value-type="float" office:value="8.54084300994873" calcext:value-type="float">
            <text:p>8.540843009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3442.14855" calcext:value-type="float">
            <text:p>1442893442.14855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10.4149661064148" calcext:value-type="float">
            <text:p>10.4149661064</text:p>
          </table:table-cell>
          <table:table-cell table:formula="of:=[.C24]/([.D24]-[.D23])" office:value-type="float" office:value="101986.704501496" calcext:value-type="float">
            <text:p>101986.704501496</text:p>
          </table:table-cell>
          <table:table-cell/>
          <table:table-cell office:value-type="float" office:value="1442893449.41964" calcext:value-type="float">
            <text:p>1442893449.41964</text:p>
          </table:table-cell>
          <table:table-cell table:formula="of:=[.G24]-[.$B24]" office:value-type="float" office:value="7.27108287811279" calcext:value-type="float">
            <text:p>7.2710828781</text:p>
          </table:table-cell>
          <table:table-cell/>
          <table:table-cell office:value-type="float" office:value="1442893450.64394" calcext:value-type="float">
            <text:p>1442893450.64394</text:p>
          </table:table-cell>
          <table:table-cell table:formula="of:=[.J24]-[.$B24]" office:value-type="float" office:value="8.49538254737854" calcext:value-type="float">
            <text:p>8.495382547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3442.22794" calcext:value-type="float">
            <text:p>1442893442.22794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10.4943478107452" calcext:value-type="float">
            <text:p>10.4943478107</text:p>
          </table:table-cell>
          <table:table-cell table:formula="of:=[.C25]/([.D25]-[.D24])" office:value-type="float" office:value="101988.236058759" calcext:value-type="float">
            <text:p>101988.236058759</text:p>
          </table:table-cell>
          <table:table-cell/>
          <table:table-cell office:value-type="float" office:value="1442893449.68868" calcext:value-type="float">
            <text:p>1442893449.68868</text:p>
          </table:table-cell>
          <table:table-cell table:formula="of:=[.G25]-[.$B25]" office:value-type="float" office:value="7.46074056625366" calcext:value-type="float">
            <text:p>7.4607405663</text:p>
          </table:table-cell>
          <table:table-cell/>
          <table:table-cell office:value-type="float" office:value="1442893450.67783" calcext:value-type="float">
            <text:p>1442893450.67783</text:p>
          </table:table-cell>
          <table:table-cell table:formula="of:=[.J25]-[.$B25]" office:value-type="float" office:value="8.44989395141602" calcext:value-type="float">
            <text:p>8.449893951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3442.30732" calcext:value-type="float">
            <text:p>1442893442.30732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10.5737297534943" calcext:value-type="float">
            <text:p>10.5737297535</text:p>
          </table:table-cell>
          <table:table-cell table:formula="of:=[.C26]/([.D26]-[.D25])" office:value-type="float" office:value="101987.929743627" calcext:value-type="float">
            <text:p>101987.929743627</text:p>
          </table:table-cell>
          <table:table-cell/>
          <table:table-cell office:value-type="float" office:value="1442893449.68872" calcext:value-type="float">
            <text:p>1442893449.68872</text:p>
          </table:table-cell>
          <table:table-cell table:formula="of:=[.G26]-[.$B26]" office:value-type="float" office:value="7.38139939308167" calcext:value-type="float">
            <text:p>7.3813993931</text:p>
          </table:table-cell>
          <table:table-cell/>
          <table:table-cell office:value-type="float" office:value="1442893450.71174" calcext:value-type="float">
            <text:p>1442893450.71174</text:p>
          </table:table-cell>
          <table:table-cell table:formula="of:=[.J26]-[.$B26]" office:value-type="float" office:value="8.40441870689392" calcext:value-type="float">
            <text:p>8.404418706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3442.38666" calcext:value-type="float">
            <text:p>1442893442.38666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10.6530742645264" calcext:value-type="float">
            <text:p>10.6530742645</text:p>
          </table:table-cell>
          <table:table-cell table:formula="of:=[.C27]/([.D27]-[.D26])" office:value-type="float" office:value="102036.043762677" calcext:value-type="float">
            <text:p>102036.043762677</text:p>
          </table:table-cell>
          <table:table-cell/>
          <table:table-cell office:value-type="float" office:value="1442893449.68874" calcext:value-type="float">
            <text:p>1442893449.68874</text:p>
          </table:table-cell>
          <table:table-cell table:formula="of:=[.G27]-[.$B27]" office:value-type="float" office:value="7.30207824707031" calcext:value-type="float">
            <text:p>7.3020782471</text:p>
          </table:table-cell>
          <table:table-cell/>
          <table:table-cell office:value-type="float" office:value="1442893450.74563" calcext:value-type="float">
            <text:p>1442893450.74563</text:p>
          </table:table-cell>
          <table:table-cell table:formula="of:=[.J27]-[.$B27]" office:value-type="float" office:value="8.358971118927" calcext:value-type="float">
            <text:p>8.35897111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3442.46599" calcext:value-type="float">
            <text:p>1442893442.46599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10.7323989868164" calcext:value-type="float">
            <text:p>10.7323989868</text:p>
          </table:table-cell>
          <table:table-cell table:formula="of:=[.C28]/([.D28]-[.D27])" office:value-type="float" office:value="102061.498184616" calcext:value-type="float">
            <text:p>102061.498184616</text:p>
          </table:table-cell>
          <table:table-cell/>
          <table:table-cell office:value-type="float" office:value="1442893449.9579" calcext:value-type="float">
            <text:p>1442893449.9579</text:p>
          </table:table-cell>
          <table:table-cell table:formula="of:=[.G28]-[.$B28]" office:value-type="float" office:value="7.49191546440125" calcext:value-type="float">
            <text:p>7.4919154644</text:p>
          </table:table-cell>
          <table:table-cell/>
          <table:table-cell office:value-type="float" office:value="1442893450.77953" calcext:value-type="float">
            <text:p>1442893450.77953</text:p>
          </table:table-cell>
          <table:table-cell table:formula="of:=[.J28]-[.$B28]" office:value-type="float" office:value="8.3135416507721" calcext:value-type="float">
            <text:p>8.313541650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3442.54528" calcext:value-type="float">
            <text:p>1442893442.54528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10.811695098877" calcext:value-type="float">
            <text:p>10.8116950989</text:p>
          </table:table-cell>
          <table:table-cell table:formula="of:=[.C29]/([.D29]-[.D28])" office:value-type="float" office:value="102098.322220619" calcext:value-type="float">
            <text:p>102098.322220619</text:p>
          </table:table-cell>
          <table:table-cell/>
          <table:table-cell office:value-type="float" office:value="1442893449.95794" calcext:value-type="float">
            <text:p>1442893449.95794</text:p>
          </table:table-cell>
          <table:table-cell table:formula="of:=[.G29]-[.$B29]" office:value-type="float" office:value="7.41265845298767" calcext:value-type="float">
            <text:p>7.412658453</text:p>
          </table:table-cell>
          <table:table-cell/>
          <table:table-cell office:value-type="float" office:value="1442893450.81342" calcext:value-type="float">
            <text:p>1442893450.81342</text:p>
          </table:table-cell>
          <table:table-cell table:formula="of:=[.J29]-[.$B29]" office:value-type="float" office:value="8.26813840866089" calcext:value-type="float">
            <text:p>8.268138408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3442.62455" calcext:value-type="float">
            <text:p>1442893442.62455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10.8909590244293" calcext:value-type="float">
            <text:p>10.8909590244</text:p>
          </table:table-cell>
          <table:table-cell table:formula="of:=[.C30]/([.D30]-[.D29])" office:value-type="float" office:value="102139.781036345" calcext:value-type="float">
            <text:p>102139.781036345</text:p>
          </table:table-cell>
          <table:table-cell/>
          <table:table-cell office:value-type="float" office:value="1442893449.95796" calcext:value-type="float">
            <text:p>1442893449.95796</text:p>
          </table:table-cell>
          <table:table-cell table:formula="of:=[.G30]-[.$B30]" office:value-type="float" office:value="7.33341431617737" calcext:value-type="float">
            <text:p>7.3334143162</text:p>
          </table:table-cell>
          <table:table-cell/>
          <table:table-cell office:value-type="float" office:value="1442893450.84731" calcext:value-type="float">
            <text:p>1442893450.84731</text:p>
          </table:table-cell>
          <table:table-cell table:formula="of:=[.J30]-[.$B30]" office:value-type="float" office:value="8.22276663780212" calcext:value-type="float">
            <text:p>8.222766637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3442.70384" calcext:value-type="float">
            <text:p>1442893442.70384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10.9702513217926" calcext:value-type="float">
            <text:p>10.9702513218</text:p>
          </table:table-cell>
          <table:table-cell table:formula="of:=[.C31]/([.D31]-[.D30])" office:value-type="float" office:value="102103.234099875" calcext:value-type="float">
            <text:p>102103.234099875</text:p>
          </table:table-cell>
          <table:table-cell/>
          <table:table-cell office:value-type="float" office:value="1442893450.22707" calcext:value-type="float">
            <text:p>1442893450.22707</text:p>
          </table:table-cell>
          <table:table-cell table:formula="of:=[.G31]-[.$B31]" office:value-type="float" office:value="7.52323079109192" calcext:value-type="float">
            <text:p>7.5232307911</text:p>
          </table:table-cell>
          <table:table-cell/>
          <table:table-cell office:value-type="float" office:value="1442893450.88121" calcext:value-type="float">
            <text:p>1442893450.88121</text:p>
          </table:table-cell>
          <table:table-cell table:formula="of:=[.J31]-[.$B31]" office:value-type="float" office:value="8.17736768722534" calcext:value-type="float">
            <text:p>8.177367687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3442.78323" calcext:value-type="float">
            <text:p>1442893442.78323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11.0496418476105" calcext:value-type="float">
            <text:p>11.0496418476</text:p>
          </table:table-cell>
          <table:table-cell table:formula="of:=[.C32]/([.D32]-[.D31])" office:value-type="float" office:value="101976.903624155" calcext:value-type="float">
            <text:p>101976.903624155</text:p>
          </table:table-cell>
          <table:table-cell/>
          <table:table-cell office:value-type="float" office:value="1442893450.22712" calcext:value-type="float">
            <text:p>1442893450.22712</text:p>
          </table:table-cell>
          <table:table-cell table:formula="of:=[.G32]-[.$B32]" office:value-type="float" office:value="7.44388675689697" calcext:value-type="float">
            <text:p>7.4438867569</text:p>
          </table:table-cell>
          <table:table-cell/>
          <table:table-cell office:value-type="float" office:value="1442893450.91508" calcext:value-type="float">
            <text:p>1442893450.91508</text:p>
          </table:table-cell>
          <table:table-cell table:formula="of:=[.J32]-[.$B32]" office:value-type="float" office:value="8.13185501098633" calcext:value-type="float">
            <text:p>8.13185501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3442.86253" calcext:value-type="float">
            <text:p>1442893442.86253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11.128942489624" calcext:value-type="float">
            <text:p>11.1289424896</text:p>
          </table:table-cell>
          <table:table-cell table:formula="of:=[.C33]/([.D33]-[.D32])" office:value-type="float" office:value="102092.489977782" calcext:value-type="float">
            <text:p>102092.489977782</text:p>
          </table:table-cell>
          <table:table-cell/>
          <table:table-cell office:value-type="float" office:value="1442893450.22716" calcext:value-type="float">
            <text:p>1442893450.22716</text:p>
          </table:table-cell>
          <table:table-cell table:formula="of:=[.G33]-[.$B33]" office:value-type="float" office:value="7.36463308334351" calcext:value-type="float">
            <text:p>7.3646330833</text:p>
          </table:table-cell>
          <table:table-cell/>
          <table:table-cell office:value-type="float" office:value="1442893450.94895" calcext:value-type="float">
            <text:p>1442893450.94895</text:p>
          </table:table-cell>
          <table:table-cell table:formula="of:=[.J33]-[.$B33]" office:value-type="float" office:value="8.08642053604126" calcext:value-type="float">
            <text:p>8.08642053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3442.94181" calcext:value-type="float">
            <text:p>1442893442.94181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11.2082223892212" calcext:value-type="float">
            <text:p>11.2082223892</text:p>
          </table:table-cell>
          <table:table-cell table:formula="of:=[.C34]/([.D34]-[.D33])" office:value-type="float" office:value="102119.20097196" calcext:value-type="float">
            <text:p>102119.20097196</text:p>
          </table:table-cell>
          <table:table-cell/>
          <table:table-cell office:value-type="float" office:value="1442893450.49624" calcext:value-type="float">
            <text:p>1442893450.49624</text:p>
          </table:table-cell>
          <table:table-cell table:formula="of:=[.G34]-[.$B34]" office:value-type="float" office:value="7.55443406105042" calcext:value-type="float">
            <text:p>7.5544340611</text:p>
          </table:table-cell>
          <table:table-cell/>
          <table:table-cell office:value-type="float" office:value="1442893450.98285" calcext:value-type="float">
            <text:p>1442893450.98285</text:p>
          </table:table-cell>
          <table:table-cell table:formula="of:=[.J34]-[.$B34]" office:value-type="float" office:value="8.04103922843933" calcext:value-type="float">
            <text:p>8.041039228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3443.02225" calcext:value-type="float">
            <text:p>1442893443.02225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11.288666009903" calcext:value-type="float">
            <text:p>11.2886660099</text:p>
          </table:table-cell>
          <table:table-cell table:formula="of:=[.C35]/([.D35]-[.D34])" office:value-type="float" office:value="100641.914565581" calcext:value-type="float">
            <text:p>100641.914565581</text:p>
          </table:table-cell>
          <table:table-cell/>
          <table:table-cell office:value-type="float" office:value="1442893450.49628" calcext:value-type="float">
            <text:p>1442893450.49628</text:p>
          </table:table-cell>
          <table:table-cell table:formula="of:=[.G35]-[.$B35]" office:value-type="float" office:value="7.47403049468994" calcext:value-type="float">
            <text:p>7.4740304947</text:p>
          </table:table-cell>
          <table:table-cell/>
          <table:table-cell office:value-type="float" office:value="1442893451.01628" calcext:value-type="float">
            <text:p>1442893451.01628</text:p>
          </table:table-cell>
          <table:table-cell table:formula="of:=[.J35]-[.$B35]" office:value-type="float" office:value="7.99402523040772" calcext:value-type="float">
            <text:p>7.994025230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3443.10393" calcext:value-type="float">
            <text:p>1442893443.10393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11.3703384399414" calcext:value-type="float">
            <text:p>11.3703384399</text:p>
          </table:table-cell>
          <table:table-cell table:formula="of:=[.C36]/([.D36]-[.D35])" office:value-type="float" office:value="99127.6982476012" calcext:value-type="float">
            <text:p>99127.6982476012</text:p>
          </table:table-cell>
          <table:table-cell/>
          <table:table-cell office:value-type="float" office:value="1442893450.76533" calcext:value-type="float">
            <text:p>1442893450.76533</text:p>
          </table:table-cell>
          <table:table-cell table:formula="of:=[.G36]-[.$B36]" office:value-type="float" office:value="7.66140103340149" calcext:value-type="float">
            <text:p>7.6614010334</text:p>
          </table:table-cell>
          <table:table-cell/>
          <table:table-cell office:value-type="float" office:value="1442893451.04907" calcext:value-type="float">
            <text:p>1442893451.04907</text:p>
          </table:table-cell>
          <table:table-cell table:formula="of:=[.J36]-[.$B36]" office:value-type="float" office:value="7.94513940811157" calcext:value-type="float">
            <text:p>7.945139408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3443.18543" calcext:value-type="float">
            <text:p>1442893443.18543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11.4518370628357" calcext:value-type="float">
            <text:p>11.4518370628</text:p>
          </table:table-cell>
          <table:table-cell table:formula="of:=[.C37]/([.D37]-[.D36])" office:value-type="float" office:value="99339.1018459468" calcext:value-type="float">
            <text:p>99339.1018459468</text:p>
          </table:table-cell>
          <table:table-cell/>
          <table:table-cell office:value-type="float" office:value="1442893450.76537" calcext:value-type="float">
            <text:p>1442893450.76537</text:p>
          </table:table-cell>
          <table:table-cell table:formula="of:=[.G37]-[.$B37]" office:value-type="float" office:value="7.57994699478149" calcext:value-type="float">
            <text:p>7.5799469948</text:p>
          </table:table-cell>
          <table:table-cell/>
          <table:table-cell office:value-type="float" office:value="1442893451.08187" calcext:value-type="float">
            <text:p>1442893451.08187</text:p>
          </table:table-cell>
          <table:table-cell table:formula="of:=[.J37]-[.$B37]" office:value-type="float" office:value="7.89644742012024" calcext:value-type="float">
            <text:p>7.896447420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3443.2668" calcext:value-type="float">
            <text:p>1442893443.2668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11.5332152843475" calcext:value-type="float">
            <text:p>11.5332152843</text:p>
          </table:table-cell>
          <table:table-cell table:formula="of:=[.C38]/([.D38]-[.D37])" office:value-type="float" office:value="99486.0768592983" calcext:value-type="float">
            <text:p>99486.0768592983</text:p>
          </table:table-cell>
          <table:table-cell/>
          <table:table-cell office:value-type="float" office:value="1442893450.76543" calcext:value-type="float">
            <text:p>1442893450.76543</text:p>
          </table:table-cell>
          <table:table-cell table:formula="of:=[.G38]-[.$B38]" office:value-type="float" office:value="7.49862265586853" calcext:value-type="float">
            <text:p>7.4986226559</text:p>
          </table:table-cell>
          <table:table-cell/>
          <table:table-cell office:value-type="float" office:value="1442893451.11467" calcext:value-type="float">
            <text:p>1442893451.11467</text:p>
          </table:table-cell>
          <table:table-cell table:formula="of:=[.J38]-[.$B38]" office:value-type="float" office:value="7.84787034988403" calcext:value-type="float">
            <text:p>7.847870349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3443.34818" calcext:value-type="float">
            <text:p>1442893443.34818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11.6145925521851" calcext:value-type="float">
            <text:p>11.6145925522</text:p>
          </table:table-cell>
          <table:table-cell table:formula="of:=[.C39]/([.D39]-[.D38])" office:value-type="float" office:value="99487.2427538886" calcext:value-type="float">
            <text:p>99487.2427538886</text:p>
          </table:table-cell>
          <table:table-cell/>
          <table:table-cell office:value-type="float" office:value="1442893451.03448" calcext:value-type="float">
            <text:p>1442893451.03448</text:p>
          </table:table-cell>
          <table:table-cell table:formula="of:=[.G39]-[.$B39]" office:value-type="float" office:value="7.68630170822144" calcext:value-type="float">
            <text:p>7.6863017082</text:p>
          </table:table-cell>
          <table:table-cell/>
          <table:table-cell office:value-type="float" office:value="1442893451.14754" calcext:value-type="float">
            <text:p>1442893451.14754</text:p>
          </table:table-cell>
          <table:table-cell table:formula="of:=[.J39]-[.$B39]" office:value-type="float" office:value="7.79935908317566" calcext:value-type="float">
            <text:p>7.799359083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3443.42954" calcext:value-type="float">
            <text:p>1442893443.42954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11.6959505081177" calcext:value-type="float">
            <text:p>11.6959505081</text:p>
          </table:table-cell>
          <table:table-cell table:formula="of:=[.C40]/([.D40]-[.D39])" office:value-type="float" office:value="99510.8580002344" calcext:value-type="float">
            <text:p>99510.8580002344</text:p>
          </table:table-cell>
          <table:table-cell/>
          <table:table-cell office:value-type="float" office:value="1442893451.03452" calcext:value-type="float">
            <text:p>1442893451.03452</text:p>
          </table:table-cell>
          <table:table-cell table:formula="of:=[.G40]-[.$B40]" office:value-type="float" office:value="7.60497999191284" calcext:value-type="float">
            <text:p>7.6049799919</text:p>
          </table:table-cell>
          <table:table-cell/>
          <table:table-cell office:value-type="float" office:value="1442893451.18033" calcext:value-type="float">
            <text:p>1442893451.18033</text:p>
          </table:table-cell>
          <table:table-cell table:formula="of:=[.J40]-[.$B40]" office:value-type="float" office:value="7.75078940391541" calcext:value-type="float">
            <text:p>7.750789403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3443.51093" calcext:value-type="float">
            <text:p>1442893443.51093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11.7773439884186" calcext:value-type="float">
            <text:p>11.7773439884</text:p>
          </table:table-cell>
          <table:table-cell table:formula="of:=[.C41]/([.D41]-[.D40])" office:value-type="float" office:value="99467.4262615374" calcext:value-type="float">
            <text:p>99467.4262615374</text:p>
          </table:table-cell>
          <table:table-cell/>
          <table:table-cell office:value-type="float" office:value="1442893451.03454" calcext:value-type="float">
            <text:p>1442893451.03454</text:p>
          </table:table-cell>
          <table:table-cell table:formula="of:=[.G41]-[.$B41]" office:value-type="float" office:value="7.52360796928406" calcext:value-type="float">
            <text:p>7.5236079693</text:p>
          </table:table-cell>
          <table:table-cell/>
          <table:table-cell office:value-type="float" office:value="1442893451.21313" calcext:value-type="float">
            <text:p>1442893451.21313</text:p>
          </table:table-cell>
          <table:table-cell table:formula="of:=[.J41]-[.$B41]" office:value-type="float" office:value="7.70219707489014" calcext:value-type="float">
            <text:p>7.702197074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3443.59239" calcext:value-type="float">
            <text:p>1442893443.59239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11.85879778862" calcext:value-type="float">
            <text:p>11.8587977886</text:p>
          </table:table-cell>
          <table:table-cell table:formula="of:=[.C42]/([.D42]-[.D41])" office:value-type="float" office:value="99393.7665275347" calcext:value-type="float">
            <text:p>99393.7665275347</text:p>
          </table:table-cell>
          <table:table-cell/>
          <table:table-cell office:value-type="float" office:value="1442893451.31288" calcext:value-type="float">
            <text:p>1442893451.31288</text:p>
          </table:table-cell>
          <table:table-cell table:formula="of:=[.G42]-[.$B42]" office:value-type="float" office:value="7.72049760818481" calcext:value-type="float">
            <text:p>7.7204976082</text:p>
          </table:table-cell>
          <table:table-cell/>
          <table:table-cell office:value-type="float" office:value="1442893451.31294" calcext:value-type="float">
            <text:p>1442893451.31294</text:p>
          </table:table-cell>
          <table:table-cell table:formula="of:=[.J42]-[.$B42]" office:value-type="float" office:value="7.72055387496948" calcext:value-type="float">
            <text:p>7.72055387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3443.67386" calcext:value-type="float">
            <text:p>1442893443.67386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11.9402730464935" calcext:value-type="float">
            <text:p>11.9402730465</text:p>
          </table:table-cell>
          <table:table-cell table:formula="of:=[.C43]/([.D43]-[.D42])" office:value-type="float" office:value="99367.589760397" calcext:value-type="float">
            <text:p>99367.589760397</text:p>
          </table:table-cell>
          <table:table-cell/>
          <table:table-cell office:value-type="float" office:value="1442893451.313" calcext:value-type="float">
            <text:p>1442893451.313</text:p>
          </table:table-cell>
          <table:table-cell table:formula="of:=[.G43]-[.$B43]" office:value-type="float" office:value="7.63913989067078" calcext:value-type="float">
            <text:p>7.6391398907</text:p>
          </table:table-cell>
          <table:table-cell/>
          <table:table-cell office:value-type="float" office:value="1442893451.34575" calcext:value-type="float">
            <text:p>1442893451.34575</text:p>
          </table:table-cell>
          <table:table-cell table:formula="of:=[.J43]-[.$B43]" office:value-type="float" office:value="7.67188549041748" calcext:value-type="float">
            <text:p>7.671885490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3443.75533" calcext:value-type="float">
            <text:p>1442893443.75533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12.0217430591583" calcext:value-type="float">
            <text:p>12.0217430592</text:p>
          </table:table-cell>
          <table:table-cell table:formula="of:=[.C44]/([.D44]-[.D43])" office:value-type="float" office:value="99373.9872523485" calcext:value-type="float">
            <text:p>99373.9872523485</text:p>
          </table:table-cell>
          <table:table-cell/>
          <table:table-cell office:value-type="float" office:value="1442893451.31303" calcext:value-type="float">
            <text:p>1442893451.31303</text:p>
          </table:table-cell>
          <table:table-cell table:formula="of:=[.G44]-[.$B44]" office:value-type="float" office:value="7.55770301818848" calcext:value-type="float">
            <text:p>7.5577030182</text:p>
          </table:table-cell>
          <table:table-cell/>
          <table:table-cell office:value-type="float" office:value="1442893451.37855" calcext:value-type="float">
            <text:p>1442893451.37855</text:p>
          </table:table-cell>
          <table:table-cell table:formula="of:=[.J44]-[.$B44]" office:value-type="float" office:value="7.6232168674469" calcext:value-type="float">
            <text:p>7.623216867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3443.83681" calcext:value-type="float">
            <text:p>1442893443.83681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12.1032178401947" calcext:value-type="float">
            <text:p>12.1032178402</text:p>
          </table:table-cell>
          <table:table-cell table:formula="of:=[.C45]/([.D45]-[.D44])" office:value-type="float" office:value="99368.1713165365" calcext:value-type="float">
            <text:p>99368.1713165365</text:p>
          </table:table-cell>
          <table:table-cell/>
          <table:table-cell office:value-type="float" office:value="1442893451.59141" calcext:value-type="float">
            <text:p>1442893451.59141</text:p>
          </table:table-cell>
          <table:table-cell table:formula="of:=[.G45]-[.$B45]" office:value-type="float" office:value="7.75460243225098" calcext:value-type="float">
            <text:p>7.7546024323</text:p>
          </table:table-cell>
          <table:table-cell/>
          <table:table-cell office:value-type="float" office:value="1442893451.59145" calcext:value-type="float">
            <text:p>1442893451.59145</text:p>
          </table:table-cell>
          <table:table-cell table:formula="of:=[.J45]-[.$B45]" office:value-type="float" office:value="7.75464558601379" calcext:value-type="float">
            <text:p>7.75464558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3443.91829" calcext:value-type="float">
            <text:p>1442893443.91829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12.1847052574158" calcext:value-type="float">
            <text:p>12.1847052574</text:p>
          </table:table-cell>
          <table:table-cell table:formula="of:=[.C46]/([.D46]-[.D45])" office:value-type="float" office:value="99352.7623784682" calcext:value-type="float">
            <text:p>99352.7623784682</text:p>
          </table:table-cell>
          <table:table-cell/>
          <table:table-cell office:value-type="float" office:value="1442893451.5915" calcext:value-type="float">
            <text:p>1442893451.5915</text:p>
          </table:table-cell>
          <table:table-cell table:formula="of:=[.G46]-[.$B46]" office:value-type="float" office:value="7.67320227622986" calcext:value-type="float">
            <text:p>7.6732022762</text:p>
          </table:table-cell>
          <table:table-cell/>
          <table:table-cell office:value-type="float" office:value="1442893451.62425" calcext:value-type="float">
            <text:p>1442893451.62425</text:p>
          </table:table-cell>
          <table:table-cell table:formula="of:=[.J46]-[.$B46]" office:value-type="float" office:value="7.70595645904541" calcext:value-type="float">
            <text:p>7.70595645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3443.99977" calcext:value-type="float">
            <text:p>1442893443.99977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12.2661802768707" calcext:value-type="float">
            <text:p>12.2661802769</text:p>
          </table:table-cell>
          <table:table-cell table:formula="of:=[.C47]/([.D47]-[.D46])" office:value-type="float" office:value="99367.8805376158" calcext:value-type="float">
            <text:p>99367.8805376158</text:p>
          </table:table-cell>
          <table:table-cell/>
          <table:table-cell office:value-type="float" office:value="1442893451.59152" calcext:value-type="float">
            <text:p>1442893451.59152</text:p>
          </table:table-cell>
          <table:table-cell table:formula="of:=[.G47]-[.$B47]" office:value-type="float" office:value="7.5917534828186" calcext:value-type="float">
            <text:p>7.5917534828</text:p>
          </table:table-cell>
          <table:table-cell/>
          <table:table-cell office:value-type="float" office:value="1442893451.65705" calcext:value-type="float">
            <text:p>1442893451.65705</text:p>
          </table:table-cell>
          <table:table-cell table:formula="of:=[.J47]-[.$B47]" office:value-type="float" office:value="7.65728497505188" calcext:value-type="float">
            <text:p>7.657284975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3444.08123" calcext:value-type="float">
            <text:p>1442893444.08123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12.3476412296295" calcext:value-type="float">
            <text:p>12.3476412296</text:p>
          </table:table-cell>
          <table:table-cell table:formula="of:=[.C48]/([.D48]-[.D47])" office:value-type="float" office:value="99385.0394062141" calcext:value-type="float">
            <text:p>99385.0394062141</text:p>
          </table:table-cell>
          <table:table-cell/>
          <table:table-cell office:value-type="float" office:value="1442893451.8698" calcext:value-type="float">
            <text:p>1442893451.8698</text:p>
          </table:table-cell>
          <table:table-cell table:formula="of:=[.G48]-[.$B48]" office:value-type="float" office:value="7.78856873512268" calcext:value-type="float">
            <text:p>7.7885687351</text:p>
          </table:table-cell>
          <table:table-cell/>
          <table:table-cell office:value-type="float" office:value="1442893451.86985" calcext:value-type="float">
            <text:p>1442893451.86985</text:p>
          </table:table-cell>
          <table:table-cell table:formula="of:=[.J48]-[.$B48]" office:value-type="float" office:value="7.78862452507019" calcext:value-type="float">
            <text:p>7.788624525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3444.16265" calcext:value-type="float">
            <text:p>1442893444.16265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12.4290616512299" calcext:value-type="float">
            <text:p>12.4290616512</text:p>
          </table:table-cell>
          <table:table-cell table:formula="of:=[.C49]/([.D49]-[.D48])" office:value-type="float" office:value="99434.5133674181" calcext:value-type="float">
            <text:p>99434.5133674181</text:p>
          </table:table-cell>
          <table:table-cell/>
          <table:table-cell office:value-type="float" office:value="1442893451.86994" calcext:value-type="float">
            <text:p>1442893451.86994</text:p>
          </table:table-cell>
          <table:table-cell table:formula="of:=[.G49]-[.$B49]" office:value-type="float" office:value="7.70728945732117" calcext:value-type="float">
            <text:p>7.7072894573</text:p>
          </table:table-cell>
          <table:table-cell/>
          <table:table-cell office:value-type="float" office:value="1442893451.90269" calcext:value-type="float">
            <text:p>1442893451.90269</text:p>
          </table:table-cell>
          <table:table-cell table:formula="of:=[.J49]-[.$B49]" office:value-type="float" office:value="7.74003648757935" calcext:value-type="float">
            <text:p>7.740036487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3444.24405" calcext:value-type="float">
            <text:p>1442893444.24405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12.5104579925537" calcext:value-type="float">
            <text:p>12.5104579926</text:p>
          </table:table-cell>
          <table:table-cell table:formula="of:=[.C50]/([.D50]-[.D49])" office:value-type="float" office:value="99463.930052929" calcext:value-type="float">
            <text:p>99463.930052929</text:p>
          </table:table-cell>
          <table:table-cell/>
          <table:table-cell office:value-type="float" office:value="1442893451.86997" calcext:value-type="float">
            <text:p>1442893451.86997</text:p>
          </table:table-cell>
          <table:table-cell table:formula="of:=[.G50]-[.$B50]" office:value-type="float" office:value="7.62592887878418" calcext:value-type="float">
            <text:p>7.6259288788</text:p>
          </table:table-cell>
          <table:table-cell/>
          <table:table-cell office:value-type="float" office:value="1442893451.93548" calcext:value-type="float">
            <text:p>1442893451.93548</text:p>
          </table:table-cell>
          <table:table-cell table:formula="of:=[.J50]-[.$B50]" office:value-type="float" office:value="7.69143891334534" calcext:value-type="float">
            <text:p>7.691438913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3444.32551" calcext:value-type="float">
            <text:p>1442893444.32551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12.5919177532196" calcext:value-type="float">
            <text:p>12.5919177532</text:p>
          </table:table-cell>
          <table:table-cell table:formula="of:=[.C51]/([.D51]-[.D50])" office:value-type="float" office:value="99386.493820006" calcext:value-type="float">
            <text:p>99386.493820006</text:p>
          </table:table-cell>
          <table:table-cell/>
          <table:table-cell office:value-type="float" office:value="1442893452.14823" calcext:value-type="float">
            <text:p>1442893452.14823</text:p>
          </table:table-cell>
          <table:table-cell table:formula="of:=[.G51]-[.$B51]" office:value-type="float" office:value="7.82272291183472" calcext:value-type="float">
            <text:p>7.8227229118</text:p>
          </table:table-cell>
          <table:table-cell/>
          <table:table-cell office:value-type="float" office:value="1442893452.14829" calcext:value-type="float">
            <text:p>1442893452.14829</text:p>
          </table:table-cell>
          <table:table-cell table:formula="of:=[.J51]-[.$B51]" office:value-type="float" office:value="7.82277965545654" calcext:value-type="float">
            <text:p>7.822779655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3444.40691" calcext:value-type="float">
            <text:p>1442893444.40691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12.6733231544495" calcext:value-type="float">
            <text:p>12.6733231544</text:p>
          </table:table-cell>
          <table:table-cell table:formula="of:=[.C52]/([.D52]-[.D51])" office:value-type="float" office:value="99452.8603469434" calcext:value-type="float">
            <text:p>99452.8603469434</text:p>
          </table:table-cell>
          <table:table-cell/>
          <table:table-cell office:value-type="float" office:value="1442893452.14836" calcext:value-type="float">
            <text:p>1442893452.14836</text:p>
          </table:table-cell>
          <table:table-cell table:formula="of:=[.G52]-[.$B52]" office:value-type="float" office:value="7.74145030975342" calcext:value-type="float">
            <text:p>7.7414503098</text:p>
          </table:table-cell>
          <table:table-cell/>
          <table:table-cell office:value-type="float" office:value="1442893452.17777" calcext:value-type="float">
            <text:p>1442893452.17777</text:p>
          </table:table-cell>
          <table:table-cell table:formula="of:=[.J52]-[.$B52]" office:value-type="float" office:value="7.77085781097412" calcext:value-type="float">
            <text:p>7.77085781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3444.4883" calcext:value-type="float">
            <text:p>1442893444.4883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12.7547116279602" calcext:value-type="float">
            <text:p>12.754711628</text:p>
          </table:table-cell>
          <table:table-cell table:formula="of:=[.C53]/([.D53]-[.D52])" office:value-type="float" office:value="99473.5452180638" calcext:value-type="float">
            <text:p>99473.5452180638</text:p>
          </table:table-cell>
          <table:table-cell/>
          <table:table-cell office:value-type="float" office:value="1442893452.14838" calcext:value-type="float">
            <text:p>1442893452.14838</text:p>
          </table:table-cell>
          <table:table-cell table:formula="of:=[.G53]-[.$B53]" office:value-type="float" office:value="7.6600821018219" calcext:value-type="float">
            <text:p>7.6600821018</text:p>
          </table:table-cell>
          <table:table-cell/>
          <table:table-cell office:value-type="float" office:value="1442893452.20726" calcext:value-type="float">
            <text:p>1442893452.20726</text:p>
          </table:table-cell>
          <table:table-cell table:formula="of:=[.J53]-[.$B53]" office:value-type="float" office:value="7.71896362304688" calcext:value-type="float">
            <text:p>7.71896362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3444.56971" calcext:value-type="float">
            <text:p>1442893444.56971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12.8361175060272" calcext:value-type="float">
            <text:p>12.836117506</text:p>
          </table:table-cell>
          <table:table-cell table:formula="of:=[.C54]/([.D54]-[.D53])" office:value-type="float" office:value="99452.2777990927" calcext:value-type="float">
            <text:p>99452.2777990927</text:p>
          </table:table-cell>
          <table:table-cell/>
          <table:table-cell office:value-type="float" office:value="1442893452.40579" calcext:value-type="float">
            <text:p>1442893452.40579</text:p>
          </table:table-cell>
          <table:table-cell table:formula="of:=[.G54]-[.$B54]" office:value-type="float" office:value="7.83608245849609" calcext:value-type="float">
            <text:p>7.8360824585</text:p>
          </table:table-cell>
          <table:table-cell/>
          <table:table-cell office:value-type="float" office:value="1442893452.40583" calcext:value-type="float">
            <text:p>1442893452.40583</text:p>
          </table:table-cell>
          <table:table-cell table:formula="of:=[.J54]-[.$B54]" office:value-type="float" office:value="7.83611965179443" calcext:value-type="float">
            <text:p>7.836119651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3444.6512" calcext:value-type="float">
            <text:p>1442893444.6512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12.9176132678986" calcext:value-type="float">
            <text:p>12.9176132679</text:p>
          </table:table-cell>
          <table:table-cell table:formula="of:=[.C55]/([.D55]-[.D54])" office:value-type="float" office:value="99342.589284356" calcext:value-type="float">
            <text:p>99342.589284356</text:p>
          </table:table-cell>
          <table:table-cell/>
          <table:table-cell office:value-type="float" office:value="1442893452.53471" calcext:value-type="float">
            <text:p>1442893452.53471</text:p>
          </table:table-cell>
          <table:table-cell table:formula="of:=[.G55]-[.$B55]" office:value-type="float" office:value="7.88350796699524" calcext:value-type="float">
            <text:p>7.883507967</text:p>
          </table:table-cell>
          <table:table-cell/>
          <table:table-cell office:value-type="float" office:value="1442893452.53475" calcext:value-type="float">
            <text:p>1442893452.53475</text:p>
          </table:table-cell>
          <table:table-cell table:formula="of:=[.J55]-[.$B55]" office:value-type="float" office:value="7.88355016708374" calcext:value-type="float">
            <text:p>7.883550167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3444.73259" calcext:value-type="float">
            <text:p>1442893444.73259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12.9990000724792" calcext:value-type="float">
            <text:p>12.9990000725</text:p>
          </table:table-cell>
          <table:table-cell table:formula="of:=[.C56]/([.D56]-[.D55])" office:value-type="float" office:value="99475.5850375409" calcext:value-type="float">
            <text:p>99475.5850375409</text:p>
          </table:table-cell>
          <table:table-cell/>
          <table:table-cell office:value-type="float" office:value="1442893452.53479" calcext:value-type="float">
            <text:p>1442893452.53479</text:p>
          </table:table-cell>
          <table:table-cell table:formula="of:=[.G56]-[.$B56]" office:value-type="float" office:value="7.80220580101013" calcext:value-type="float">
            <text:p>7.802205801</text:p>
          </table:table-cell>
          <table:table-cell/>
          <table:table-cell office:value-type="float" office:value="1442893452.56425" calcext:value-type="float">
            <text:p>1442893452.56425</text:p>
          </table:table-cell>
          <table:table-cell table:formula="of:=[.J56]-[.$B56]" office:value-type="float" office:value="7.83165979385376" calcext:value-type="float">
            <text:p>7.831659793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3444.81403" calcext:value-type="float">
            <text:p>1442893444.81403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13.0804460048676" calcext:value-type="float">
            <text:p>13.0804460049</text:p>
          </table:table-cell>
          <table:table-cell table:formula="of:=[.C57]/([.D57]-[.D56])" office:value-type="float" office:value="99403.3681314017" calcext:value-type="float">
            <text:p>99403.3681314017</text:p>
          </table:table-cell>
          <table:table-cell/>
          <table:table-cell office:value-type="float" office:value="1442893452.53483" calcext:value-type="float">
            <text:p>1442893452.53483</text:p>
          </table:table-cell>
          <table:table-cell table:formula="of:=[.G57]-[.$B57]" office:value-type="float" office:value="7.72079539299011" calcext:value-type="float">
            <text:p>7.720795393</text:p>
          </table:table-cell>
          <table:table-cell/>
          <table:table-cell office:value-type="float" office:value="1442893452.59374" calcext:value-type="float">
            <text:p>1442893452.59374</text:p>
          </table:table-cell>
          <table:table-cell table:formula="of:=[.J57]-[.$B57]" office:value-type="float" office:value="7.77970743179321" calcext:value-type="float">
            <text:p>7.779707431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3444.89545" calcext:value-type="float">
            <text:p>1442893444.89545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13.1618630886078" calcext:value-type="float">
            <text:p>13.1618630886</text:p>
          </table:table-cell>
          <table:table-cell table:formula="of:=[.C58]/([.D58]-[.D57])" office:value-type="float" office:value="99438.5898889566" calcext:value-type="float">
            <text:p>99438.5898889566</text:p>
          </table:table-cell>
          <table:table-cell/>
          <table:table-cell office:value-type="float" office:value="1442893452.79248" calcext:value-type="float">
            <text:p>1442893452.79248</text:p>
          </table:table-cell>
          <table:table-cell table:formula="of:=[.G58]-[.$B58]" office:value-type="float" office:value="7.89702892303467" calcext:value-type="float">
            <text:p>7.897028923</text:p>
          </table:table-cell>
          <table:table-cell/>
          <table:table-cell office:value-type="float" office:value="1442893452.79255" calcext:value-type="float">
            <text:p>1442893452.79255</text:p>
          </table:table-cell>
          <table:table-cell table:formula="of:=[.J58]-[.$B58]" office:value-type="float" office:value="7.89710068702698" calcext:value-type="float">
            <text:p>7.89710068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3444.9769" calcext:value-type="float">
            <text:p>1442893444.9769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13.2433080673218" calcext:value-type="float">
            <text:p>13.2433080673</text:p>
          </table:table-cell>
          <table:table-cell table:formula="of:=[.C59]/([.D59]-[.D58])" office:value-type="float" office:value="99404.5320882305" calcext:value-type="float">
            <text:p>99404.5320882305</text:p>
          </table:table-cell>
          <table:table-cell/>
          <table:table-cell office:value-type="float" office:value="1442893452.7926" calcext:value-type="float">
            <text:p>1442893452.7926</text:p>
          </table:table-cell>
          <table:table-cell table:formula="of:=[.G59]-[.$B59]" office:value-type="float" office:value="7.81570410728455" calcext:value-type="float">
            <text:p>7.8157041073</text:p>
          </table:table-cell>
          <table:table-cell/>
          <table:table-cell office:value-type="float" office:value="1442893452.82203" calcext:value-type="float">
            <text:p>1442893452.82203</text:p>
          </table:table-cell>
          <table:table-cell table:formula="of:=[.J59]-[.$B59]" office:value-type="float" office:value="7.84512948989868" calcext:value-type="float">
            <text:p>7.845129489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3445.05525" calcext:value-type="float">
            <text:p>1442893445.05525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13.3216660022736" calcext:value-type="float">
            <text:p>13.3216660023</text:p>
          </table:table-cell>
          <table:table-cell table:formula="of:=[.C60]/([.D60]-[.D59])" office:value-type="float" office:value="103320.742244954" calcext:value-type="float">
            <text:p>103320.742244954</text:p>
          </table:table-cell>
          <table:table-cell/>
          <table:table-cell office:value-type="float" office:value="1442893452.79262" calcext:value-type="float">
            <text:p>1442893452.79262</text:p>
          </table:table-cell>
          <table:table-cell table:formula="of:=[.G60]-[.$B60]" office:value-type="float" office:value="7.73737001419067" calcext:value-type="float">
            <text:p>7.7373700142</text:p>
          </table:table-cell>
          <table:table-cell/>
          <table:table-cell office:value-type="float" office:value="1442893452.8515" calcext:value-type="float">
            <text:p>1442893452.8515</text:p>
          </table:table-cell>
          <table:table-cell table:formula="of:=[.J60]-[.$B60]" office:value-type="float" office:value="7.79624724388123" calcext:value-type="float">
            <text:p>7.796247243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3445.13261" calcext:value-type="float">
            <text:p>1442893445.13261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13.3990216255188" calcext:value-type="float">
            <text:p>13.3990216255</text:p>
          </table:table-cell>
          <table:table-cell table:formula="of:=[.C61]/([.D61]-[.D60])" office:value-type="float" office:value="104659.488998407" calcext:value-type="float">
            <text:p>104659.488998407</text:p>
          </table:table-cell>
          <table:table-cell/>
          <table:table-cell office:value-type="float" office:value="1442893453.05019" calcext:value-type="float">
            <text:p>1442893453.05019</text:p>
          </table:table-cell>
          <table:table-cell table:formula="of:=[.G61]-[.$B61]" office:value-type="float" office:value="7.91758418083191" calcext:value-type="float">
            <text:p>7.9175841808</text:p>
          </table:table-cell>
          <table:table-cell/>
          <table:table-cell office:value-type="float" office:value="1442893453.05023" calcext:value-type="float">
            <text:p>1442893453.05023</text:p>
          </table:table-cell>
          <table:table-cell table:formula="of:=[.J61]-[.$B61]" office:value-type="float" office:value="7.91762399673462" calcext:value-type="float">
            <text:p>7.917623996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3445.20999" calcext:value-type="float">
            <text:p>1442893445.20999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13.4764010906219" calcext:value-type="float">
            <text:p>13.4764010906</text:p>
          </table:table-cell>
          <table:table-cell table:formula="of:=[.C62]/([.D62]-[.D61])" office:value-type="float" office:value="104627.241726313" calcext:value-type="float">
            <text:p>104627.241726313</text:p>
          </table:table-cell>
          <table:table-cell/>
          <table:table-cell office:value-type="float" office:value="1442893453.05029" calcext:value-type="float">
            <text:p>1442893453.05029</text:p>
          </table:table-cell>
          <table:table-cell table:formula="of:=[.G62]-[.$B62]" office:value-type="float" office:value="7.8403058052063" calcext:value-type="float">
            <text:p>7.8403058052</text:p>
          </table:table-cell>
          <table:table-cell/>
          <table:table-cell office:value-type="float" office:value="1442893453.07717" calcext:value-type="float">
            <text:p>1442893453.07717</text:p>
          </table:table-cell>
          <table:table-cell table:formula="of:=[.J62]-[.$B62]" office:value-type="float" office:value="7.86718249320984" calcext:value-type="float">
            <text:p>7.867182493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3445.28732" calcext:value-type="float">
            <text:p>1442893445.28732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13.5537269115448" calcext:value-type="float">
            <text:p>13.5537269115</text:p>
          </table:table-cell>
          <table:table-cell table:formula="of:=[.C63]/([.D63]-[.D62])" office:value-type="float" office:value="104699.826052638" calcext:value-type="float">
            <text:p>104699.826052638</text:p>
          </table:table-cell>
          <table:table-cell/>
          <table:table-cell office:value-type="float" office:value="1442893453.05032" calcext:value-type="float">
            <text:p>1442893453.05032</text:p>
          </table:table-cell>
          <table:table-cell table:formula="of:=[.G63]-[.$B63]" office:value-type="float" office:value="7.76300501823425" calcext:value-type="float">
            <text:p>7.7630050182</text:p>
          </table:table-cell>
          <table:table-cell/>
          <table:table-cell office:value-type="float" office:value="1442893453.10411" calcext:value-type="float">
            <text:p>1442893453.10411</text:p>
          </table:table-cell>
          <table:table-cell table:formula="of:=[.J63]-[.$B63]" office:value-type="float" office:value="7.81679177284241" calcext:value-type="float">
            <text:p>7.816791772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3445.36464" calcext:value-type="float">
            <text:p>1442893445.36464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13.6310482025146" calcext:value-type="float">
            <text:p>13.6310482025</text:p>
          </table:table-cell>
          <table:table-cell table:formula="of:=[.C64]/([.D64]-[.D63])" office:value-type="float" office:value="104705.960007277" calcext:value-type="float">
            <text:p>104705.960007277</text:p>
          </table:table-cell>
          <table:table-cell/>
          <table:table-cell office:value-type="float" office:value="1442893453.29245" calcext:value-type="float">
            <text:p>1442893453.29245</text:p>
          </table:table-cell>
          <table:table-cell table:formula="of:=[.G64]-[.$B64]" office:value-type="float" office:value="7.92781853675842" calcext:value-type="float">
            <text:p>7.9278185368</text:p>
          </table:table-cell>
          <table:table-cell/>
          <table:table-cell office:value-type="float" office:value="1442893453.29255" calcext:value-type="float">
            <text:p>1442893453.29255</text:p>
          </table:table-cell>
          <table:table-cell table:formula="of:=[.J64]-[.$B64]" office:value-type="float" office:value="7.92791557312012" calcext:value-type="float">
            <text:p>7.927915573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3445.44203" calcext:value-type="float">
            <text:p>1442893445.44203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13.7084386348724" calcext:value-type="float">
            <text:p>13.7084386349</text:p>
          </table:table-cell>
          <table:table-cell table:formula="of:=[.C65]/([.D65]-[.D64])" office:value-type="float" office:value="104612.414653157" calcext:value-type="float">
            <text:p>104612.414653157</text:p>
          </table:table-cell>
          <table:table-cell/>
          <table:table-cell office:value-type="float" office:value="1442893453.2926" calcext:value-type="float">
            <text:p>1442893453.2926</text:p>
          </table:table-cell>
          <table:table-cell table:formula="of:=[.G65]-[.$B65]" office:value-type="float" office:value="7.85057735443115" calcext:value-type="float">
            <text:p>7.8505773544</text:p>
          </table:table-cell>
          <table:table-cell/>
          <table:table-cell office:value-type="float" office:value="1442893453.31949" calcext:value-type="float">
            <text:p>1442893453.31949</text:p>
          </table:table-cell>
          <table:table-cell table:formula="of:=[.J65]-[.$B65]" office:value-type="float" office:value="7.87746477127075" calcext:value-type="float">
            <text:p>7.877464771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3445.51932" calcext:value-type="float">
            <text:p>1442893445.51932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13.7857279777527" calcext:value-type="float">
            <text:p>13.7857279778</text:p>
          </table:table-cell>
          <table:table-cell table:formula="of:=[.C66]/([.D66]-[.D65])" office:value-type="float" office:value="104749.240947019" calcext:value-type="float">
            <text:p>104749.240947019</text:p>
          </table:table-cell>
          <table:table-cell/>
          <table:table-cell office:value-type="float" office:value="1442893453.53462" calcext:value-type="float">
            <text:p>1442893453.53462</text:p>
          </table:table-cell>
          <table:table-cell table:formula="of:=[.G66]-[.$B66]" office:value-type="float" office:value="8.01530265808106" calcext:value-type="float">
            <text:p>8.0153026581</text:p>
          </table:table-cell>
          <table:table-cell/>
          <table:table-cell office:value-type="float" office:value="1442893453.53466" calcext:value-type="float">
            <text:p>1442893453.53466</text:p>
          </table:table-cell>
          <table:table-cell table:formula="of:=[.J66]-[.$B66]" office:value-type="float" office:value="8.01534557342529" calcext:value-type="float">
            <text:p>8.015345573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3445.59673" calcext:value-type="float">
            <text:p>1442893445.59673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13.8631398677826" calcext:value-type="float">
            <text:p>13.8631398678</text:p>
          </table:table-cell>
          <table:table-cell table:formula="of:=[.C67]/([.D67]-[.D66])" office:value-type="float" office:value="104583.417313183" calcext:value-type="float">
            <text:p>104583.417313183</text:p>
          </table:table-cell>
          <table:table-cell/>
          <table:table-cell office:value-type="float" office:value="1442893453.53477" calcext:value-type="float">
            <text:p>1442893453.53477</text:p>
          </table:table-cell>
          <table:table-cell table:formula="of:=[.G67]-[.$B67]" office:value-type="float" office:value="7.93804693222046" calcext:value-type="float">
            <text:p>7.9380469322</text:p>
          </table:table-cell>
          <table:table-cell/>
          <table:table-cell office:value-type="float" office:value="1442893453.5616" calcext:value-type="float">
            <text:p>1442893453.5616</text:p>
          </table:table-cell>
          <table:table-cell table:formula="of:=[.J67]-[.$B67]" office:value-type="float" office:value="7.96487259864807" calcext:value-type="float">
            <text:p>7.964872598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3445.67407" calcext:value-type="float">
            <text:p>1442893445.67407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13.9404850006104" calcext:value-type="float">
            <text:p>13.9404850006</text:p>
          </table:table-cell>
          <table:table-cell table:formula="of:=[.C68]/([.D68]-[.D67])" office:value-type="float" office:value="104673.684096311" calcext:value-type="float">
            <text:p>104673.684096311</text:p>
          </table:table-cell>
          <table:table-cell/>
          <table:table-cell office:value-type="float" office:value="1442893453.5348" calcext:value-type="float">
            <text:p>1442893453.5348</text:p>
          </table:table-cell>
          <table:table-cell table:formula="of:=[.G68]-[.$B68]" office:value-type="float" office:value="7.86072587966919" calcext:value-type="float">
            <text:p>7.8607258797</text:p>
          </table:table-cell>
          <table:table-cell/>
          <table:table-cell office:value-type="float" office:value="1442893453.58854" calcext:value-type="float">
            <text:p>1442893453.58854</text:p>
          </table:table-cell>
          <table:table-cell table:formula="of:=[.J68]-[.$B68]" office:value-type="float" office:value="7.91446900367737" calcext:value-type="float">
            <text:p>7.914469003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3445.75139" calcext:value-type="float">
            <text:p>1442893445.75139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14.0178008079529" calcext:value-type="float">
            <text:p>14.017800808</text:p>
          </table:table-cell>
          <table:table-cell table:formula="of:=[.C69]/([.D69]-[.D68])" office:value-type="float" office:value="104713.386282479" calcext:value-type="float">
            <text:p>104713.386282479</text:p>
          </table:table-cell>
          <table:table-cell/>
          <table:table-cell office:value-type="float" office:value="1442893453.77692" calcext:value-type="float">
            <text:p>1442893453.77692</text:p>
          </table:table-cell>
          <table:table-cell table:formula="of:=[.G69]-[.$B69]" office:value-type="float" office:value="8.02553153038025" calcext:value-type="float">
            <text:p>8.0255315304</text:p>
          </table:table-cell>
          <table:table-cell/>
          <table:table-cell office:value-type="float" office:value="1442893453.77698" calcext:value-type="float">
            <text:p>1442893453.77698</text:p>
          </table:table-cell>
          <table:table-cell table:formula="of:=[.J69]-[.$B69]" office:value-type="float" office:value="8.02559185028076" calcext:value-type="float">
            <text:p>8.0255918503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3445.82874" calcext:value-type="float">
            <text:p>1442893445.82874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14.0951516628265" calcext:value-type="float">
            <text:p>14.0951516628</text:p>
          </table:table-cell>
          <table:table-cell table:formula="of:=[.C70]/([.D70]-[.D69])" office:value-type="float" office:value="104665.940838324" calcext:value-type="float">
            <text:p>104665.940838324</text:p>
          </table:table-cell>
          <table:table-cell/>
          <table:table-cell office:value-type="float" office:value="1442893453.77703" calcext:value-type="float">
            <text:p>1442893453.77703</text:p>
          </table:table-cell>
          <table:table-cell table:formula="of:=[.G70]-[.$B70]" office:value-type="float" office:value="7.94828772544861" calcext:value-type="float">
            <text:p>7.9482877254</text:p>
          </table:table-cell>
          <table:table-cell/>
          <table:table-cell office:value-type="float" office:value="1442893453.80397" calcext:value-type="float">
            <text:p>1442893453.80397</text:p>
          </table:table-cell>
          <table:table-cell table:formula="of:=[.J70]-[.$B70]" office:value-type="float" office:value="7.97523260116577" calcext:value-type="float">
            <text:p>7.9752326012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3445.90607" calcext:value-type="float">
            <text:p>1442893445.90607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14.1724789142609" calcext:value-type="float">
            <text:p>14.1724789143</text:p>
          </table:table-cell>
          <table:table-cell table:formula="of:=[.C71]/([.D71]-[.D70])" office:value-type="float" office:value="104697.88916364" calcext:value-type="float">
            <text:p>104697.88916364</text:p>
          </table:table-cell>
          <table:table-cell/>
          <table:table-cell office:value-type="float" office:value="1442893453.77705" calcext:value-type="float">
            <text:p>1442893453.77705</text:p>
          </table:table-cell>
          <table:table-cell table:formula="of:=[.G71]-[.$B71]" office:value-type="float" office:value="7.87098383903503" calcext:value-type="float">
            <text:p>7.870983839</text:p>
          </table:table-cell>
          <table:table-cell/>
          <table:table-cell office:value-type="float" office:value="1442893453.83088" calcext:value-type="float">
            <text:p>1442893453.83088</text:p>
          </table:table-cell>
          <table:table-cell table:formula="of:=[.J71]-[.$B71]" office:value-type="float" office:value="7.92481231689453" calcext:value-type="float">
            <text:p>7.924812316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3445.9834" calcext:value-type="float">
            <text:p>1442893445.9834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14.2498095035553" calcext:value-type="float">
            <text:p>14.2498095036</text:p>
          </table:table-cell>
          <table:table-cell table:formula="of:=[.C72]/([.D72]-[.D71])" office:value-type="float" office:value="104693.370034654" calcext:value-type="float">
            <text:p>104693.370034654</text:p>
          </table:table-cell>
          <table:table-cell/>
          <table:table-cell office:value-type="float" office:value="1442893454.01922" calcext:value-type="float">
            <text:p>1442893454.01922</text:p>
          </table:table-cell>
          <table:table-cell table:formula="of:=[.G72]-[.$B72]" office:value-type="float" office:value="8.03582358360291" calcext:value-type="float">
            <text:p>8.0358235836</text:p>
          </table:table-cell>
          <table:table-cell/>
          <table:table-cell office:value-type="float" office:value="1442893454.01926" calcext:value-type="float">
            <text:p>1442893454.01926</text:p>
          </table:table-cell>
          <table:table-cell table:formula="of:=[.J72]-[.$B72]" office:value-type="float" office:value="8.0358669757843" calcext:value-type="float">
            <text:p>8.035866975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3446.05885" calcext:value-type="float">
            <text:p>1442893446.05885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14.3252644538879" calcext:value-type="float">
            <text:p>14.3252644539</text:p>
          </table:table-cell>
          <table:table-cell table:formula="of:=[.C73]/([.D73]-[.D72])" office:value-type="float" office:value="107295.809808488" calcext:value-type="float">
            <text:p>107295.809808488</text:p>
          </table:table-cell>
          <table:table-cell/>
          <table:table-cell office:value-type="float" office:value="1442893454.15392" calcext:value-type="float">
            <text:p>1442893454.15392</text:p>
          </table:table-cell>
          <table:table-cell table:formula="of:=[.G73]-[.$B73]" office:value-type="float" office:value="8.09506702423096" calcext:value-type="float">
            <text:p>8.0950670242</text:p>
          </table:table-cell>
          <table:table-cell/>
          <table:table-cell office:value-type="float" office:value="1442893454.15396" calcext:value-type="float">
            <text:p>1442893454.15396</text:p>
          </table:table-cell>
          <table:table-cell table:formula="of:=[.J73]-[.$B73]" office:value-type="float" office:value="8.09511089324951" calcext:value-type="float">
            <text:p>8.095110893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3446.13333" calcext:value-type="float">
            <text:p>1442893446.13333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14.3997464179993" calcext:value-type="float">
            <text:p>14.399746418</text:p>
          </table:table-cell>
          <table:table-cell table:formula="of:=[.C74]/([.D74]-[.D73])" office:value-type="float" office:value="108697.455774648" calcext:value-type="float">
            <text:p>108697.455774648</text:p>
          </table:table-cell>
          <table:table-cell/>
          <table:table-cell office:value-type="float" office:value="1442893454.15401" calcext:value-type="float">
            <text:p>1442893454.15401</text:p>
          </table:table-cell>
          <table:table-cell table:formula="of:=[.G74]-[.$B74]" office:value-type="float" office:value="8.020672082901" calcext:value-type="float">
            <text:p>8.0206720829</text:p>
          </table:table-cell>
          <table:table-cell/>
          <table:table-cell office:value-type="float" office:value="1442893454.18081" calcext:value-type="float">
            <text:p>1442893454.18081</text:p>
          </table:table-cell>
          <table:table-cell table:formula="of:=[.J74]-[.$B74]" office:value-type="float" office:value="8.04747152328491" calcext:value-type="float">
            <text:p>8.047471523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3446.20778" calcext:value-type="float">
            <text:p>1442893446.20778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14.4741952419281" calcext:value-type="float">
            <text:p>14.4741952419</text:p>
          </table:table-cell>
          <table:table-cell table:formula="of:=[.C75]/([.D75]-[.D74])" office:value-type="float" office:value="108745.841408309" calcext:value-type="float">
            <text:p>108745.841408309</text:p>
          </table:table-cell>
          <table:table-cell/>
          <table:table-cell office:value-type="float" office:value="1442893454.15403" calcext:value-type="float">
            <text:p>1442893454.15403</text:p>
          </table:table-cell>
          <table:table-cell table:formula="of:=[.G75]-[.$B75]" office:value-type="float" office:value="7.94624590873718" calcext:value-type="float">
            <text:p>7.9462459087</text:p>
          </table:table-cell>
          <table:table-cell/>
          <table:table-cell office:value-type="float" office:value="1442893454.20765" calcext:value-type="float">
            <text:p>1442893454.20765</text:p>
          </table:table-cell>
          <table:table-cell table:formula="of:=[.J75]-[.$B75]" office:value-type="float" office:value="7.99986624717712" calcext:value-type="float">
            <text:p>7.999866247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3446.28227" calcext:value-type="float">
            <text:p>1442893446.28227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14.5486838817596" calcext:value-type="float">
            <text:p>14.5486838818</text:p>
          </table:table-cell>
          <table:table-cell table:formula="of:=[.C76]/([.D76]-[.D75])" office:value-type="float" office:value="108687.71423816" calcext:value-type="float">
            <text:p>108687.71423816</text:p>
          </table:table-cell>
          <table:table-cell/>
          <table:table-cell office:value-type="float" office:value="1442893454.42286" calcext:value-type="float">
            <text:p>1442893454.42286</text:p>
          </table:table-cell>
          <table:table-cell table:formula="of:=[.G76]-[.$B76]" office:value-type="float" office:value="8.14058566093445" calcext:value-type="float">
            <text:p>8.1405856609</text:p>
          </table:table-cell>
          <table:table-cell/>
          <table:table-cell office:value-type="float" office:value="1442893454.42291" calcext:value-type="float">
            <text:p>1442893454.42291</text:p>
          </table:table-cell>
          <table:table-cell table:formula="of:=[.J76]-[.$B76]" office:value-type="float" office:value="8.14064240455627" calcext:value-type="float">
            <text:p>8.140642404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3446.35673" calcext:value-type="float">
            <text:p>1442893446.35673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14.6231441497803" calcext:value-type="float">
            <text:p>14.6231441498</text:p>
          </table:table-cell>
          <table:table-cell table:formula="of:=[.C77]/([.D77]-[.D76])" office:value-type="float" office:value="108729.127831731" calcext:value-type="float">
            <text:p>108729.127831731</text:p>
          </table:table-cell>
          <table:table-cell/>
          <table:table-cell office:value-type="float" office:value="1442893454.42296" calcext:value-type="float">
            <text:p>1442893454.42296</text:p>
          </table:table-cell>
          <table:table-cell table:formula="of:=[.G77]-[.$B77]" office:value-type="float" office:value="8.06622767448425" calcext:value-type="float">
            <text:p>8.0662276745</text:p>
          </table:table-cell>
          <table:table-cell/>
          <table:table-cell office:value-type="float" office:value="1442893454.44973" calcext:value-type="float">
            <text:p>1442893454.44973</text:p>
          </table:table-cell>
          <table:table-cell table:formula="of:=[.J77]-[.$B77]" office:value-type="float" office:value="8.09299826622009" calcext:value-type="float">
            <text:p>8.092998266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3446.43124" calcext:value-type="float">
            <text:p>1442893446.43124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14.6976554393768" calcext:value-type="float">
            <text:p>14.6976554394</text:p>
          </table:table-cell>
          <table:table-cell table:formula="of:=[.C78]/([.D78]-[.D77])" office:value-type="float" office:value="108654.675604676" calcext:value-type="float">
            <text:p>108654.675604676</text:p>
          </table:table-cell>
          <table:table-cell/>
          <table:table-cell office:value-type="float" office:value="1442893454.42301" calcext:value-type="float">
            <text:p>1442893454.42301</text:p>
          </table:table-cell>
          <table:table-cell table:formula="of:=[.G78]-[.$B78]" office:value-type="float" office:value="7.9917676448822" calcext:value-type="float">
            <text:p>7.9917676449</text:p>
          </table:table-cell>
          <table:table-cell/>
          <table:table-cell office:value-type="float" office:value="1442893454.47656" calcext:value-type="float">
            <text:p>1442893454.47656</text:p>
          </table:table-cell>
          <table:table-cell table:formula="of:=[.J78]-[.$B78]" office:value-type="float" office:value="8.04531335830689" calcext:value-type="float">
            <text:p>8.045313358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3446.50571" calcext:value-type="float">
            <text:p>1442893446.50571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14.772118806839" calcext:value-type="float">
            <text:p>14.7721188068</text:p>
          </table:table-cell>
          <table:table-cell table:formula="of:=[.C79]/([.D79]-[.D78])" office:value-type="float" office:value="108724.602122169" calcext:value-type="float">
            <text:p>108724.602122169</text:p>
          </table:table-cell>
          <table:table-cell/>
          <table:table-cell office:value-type="float" office:value="1442893454.69202" calcext:value-type="float">
            <text:p>1442893454.69202</text:p>
          </table:table-cell>
          <table:table-cell table:formula="of:=[.G79]-[.$B79]" office:value-type="float" office:value="8.18631672859192" calcext:value-type="float">
            <text:p>8.1863167286</text:p>
          </table:table-cell>
          <table:table-cell/>
          <table:table-cell office:value-type="float" office:value="1442893454.69207" calcext:value-type="float">
            <text:p>1442893454.69207</text:p>
          </table:table-cell>
          <table:table-cell table:formula="of:=[.J79]-[.$B79]" office:value-type="float" office:value="8.18635892868042" calcext:value-type="float">
            <text:p>8.1863589287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3446.58019" calcext:value-type="float">
            <text:p>1442893446.58019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14.846602678299" calcext:value-type="float">
            <text:p>14.8466026783</text:p>
          </table:table-cell>
          <table:table-cell table:formula="of:=[.C80]/([.D80]-[.D79])" office:value-type="float" office:value="108694.672300325" calcext:value-type="float">
            <text:p>108694.672300325</text:p>
          </table:table-cell>
          <table:table-cell/>
          <table:table-cell office:value-type="float" office:value="1442893454.69211" calcext:value-type="float">
            <text:p>1442893454.69211</text:p>
          </table:table-cell>
          <table:table-cell table:formula="of:=[.G80]-[.$B80]" office:value-type="float" office:value="8.11191940307617" calcext:value-type="float">
            <text:p>8.1119194031</text:p>
          </table:table-cell>
          <table:table-cell/>
          <table:table-cell office:value-type="float" office:value="1442893454.71887" calcext:value-type="float">
            <text:p>1442893454.71887</text:p>
          </table:table-cell>
          <table:table-cell table:formula="of:=[.J80]-[.$B80]" office:value-type="float" office:value="8.13868379592896" calcext:value-type="float">
            <text:p>8.138683795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3446.65463" calcext:value-type="float">
            <text:p>1442893446.65463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14.9210443496704" calcext:value-type="float">
            <text:p>14.9210443497</text:p>
          </table:table-cell>
          <table:table-cell table:formula="of:=[.C81]/([.D81]-[.D80])" office:value-type="float" office:value="108756.290003235" calcext:value-type="float">
            <text:p>108756.290003235</text:p>
          </table:table-cell>
          <table:table-cell/>
          <table:table-cell office:value-type="float" office:value="1442893454.69213" calcext:value-type="float">
            <text:p>1442893454.69213</text:p>
          </table:table-cell>
          <table:table-cell table:formula="of:=[.G81]-[.$B81]" office:value-type="float" office:value="8.03750038146973" calcext:value-type="float">
            <text:p>8.0375003815</text:p>
          </table:table-cell>
          <table:table-cell/>
          <table:table-cell office:value-type="float" office:value="1442893454.74566" calcext:value-type="float">
            <text:p>1442893454.74566</text:p>
          </table:table-cell>
          <table:table-cell table:formula="of:=[.J81]-[.$B81]" office:value-type="float" office:value="8.09103178977966" calcext:value-type="float">
            <text:p>8.091031789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3446.7291" calcext:value-type="float">
            <text:p>1442893446.7291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14.9955139160156" calcext:value-type="float">
            <text:p>14.995513916</text:p>
          </table:table-cell>
          <table:table-cell table:formula="of:=[.C82]/([.D82]-[.D81])" office:value-type="float" office:value="108715.551833212" calcext:value-type="float">
            <text:p>108715.551833212</text:p>
          </table:table-cell>
          <table:table-cell/>
          <table:table-cell office:value-type="float" office:value="1442893454.96128" calcext:value-type="float">
            <text:p>1442893454.96128</text:p>
          </table:table-cell>
          <table:table-cell table:formula="of:=[.G82]-[.$B82]" office:value-type="float" office:value="8.232182264328" calcext:value-type="float">
            <text:p>8.2321822643</text:p>
          </table:table-cell>
          <table:table-cell/>
          <table:table-cell office:value-type="float" office:value="1442893454.96135" calcext:value-type="float">
            <text:p>1442893454.96135</text:p>
          </table:table-cell>
          <table:table-cell table:formula="of:=[.J82]-[.$B82]" office:value-type="float" office:value="8.23224329948425" calcext:value-type="float">
            <text:p>8.232243299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3446.80353" calcext:value-type="float">
            <text:p>1442893446.80353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15.069940328598" calcext:value-type="float">
            <text:p>15.0699403286</text:p>
          </table:table-cell>
          <table:table-cell table:formula="of:=[.C83]/([.D83]-[.D82])" office:value-type="float" office:value="108778.587051162" calcext:value-type="float">
            <text:p>108778.587051162</text:p>
          </table:table-cell>
          <table:table-cell/>
          <table:table-cell office:value-type="float" office:value="1442893454.96139" calcext:value-type="float">
            <text:p>1442893454.96139</text:p>
          </table:table-cell>
          <table:table-cell table:formula="of:=[.G83]-[.$B83]" office:value-type="float" office:value="8.15786552429199" calcext:value-type="float">
            <text:p>8.1578655243</text:p>
          </table:table-cell>
          <table:table-cell/>
          <table:table-cell office:value-type="float" office:value="1442893454.98814" calcext:value-type="float">
            <text:p>1442893454.98814</text:p>
          </table:table-cell>
          <table:table-cell table:formula="of:=[.J83]-[.$B83]" office:value-type="float" office:value="8.18461537361145" calcext:value-type="float">
            <text:p>8.184615373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3446.87795" calcext:value-type="float">
            <text:p>1442893446.87795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15.144357919693" calcext:value-type="float">
            <text:p>15.1443579197</text:p>
          </table:table-cell>
          <table:table-cell table:formula="of:=[.C84]/([.D84]-[.D83])" office:value-type="float" office:value="108791.481703137" calcext:value-type="float">
            <text:p>108791.481703137</text:p>
          </table:table-cell>
          <table:table-cell/>
          <table:table-cell office:value-type="float" office:value="1442893454.96142" calcext:value-type="float">
            <text:p>1442893454.96142</text:p>
          </table:table-cell>
          <table:table-cell table:formula="of:=[.G84]-[.$B84]" office:value-type="float" office:value="8.08347082138062" calcext:value-type="float">
            <text:p>8.0834708214</text:p>
          </table:table-cell>
          <table:table-cell/>
          <table:table-cell office:value-type="float" office:value="1442893455.0137" calcext:value-type="float">
            <text:p>1442893455.0137</text:p>
          </table:table-cell>
          <table:table-cell table:formula="of:=[.J84]-[.$B84]" office:value-type="float" office:value="8.13575100898743" calcext:value-type="float">
            <text:p>8.13575100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3446.95241" calcext:value-type="float">
            <text:p>1442893446.95241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15.2188193798065" calcext:value-type="float">
            <text:p>15.2188193798</text:p>
          </table:table-cell>
          <table:table-cell table:formula="of:=[.C85]/([.D85]-[.D84])" office:value-type="float" office:value="108727.38712962" calcext:value-type="float">
            <text:p>108727.38712962</text:p>
          </table:table-cell>
          <table:table-cell/>
          <table:table-cell office:value-type="float" office:value="1442893455.23035" calcext:value-type="float">
            <text:p>1442893455.23035</text:p>
          </table:table-cell>
          <table:table-cell table:formula="of:=[.G85]-[.$B85]" office:value-type="float" office:value="8.27793860435486" calcext:value-type="float">
            <text:p>8.2779386044</text:p>
          </table:table-cell>
          <table:table-cell/>
          <table:table-cell office:value-type="float" office:value="1442893455.2304" calcext:value-type="float">
            <text:p>1442893455.2304</text:p>
          </table:table-cell>
          <table:table-cell table:formula="of:=[.J85]-[.$B85]" office:value-type="float" office:value="8.27799725532532" calcext:value-type="float">
            <text:p>8.277997255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3460.03686" calcext:value-type="float">
            <text:p>1442893460.03686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28.3032743930817" calcext:value-type="float">
            <text:p>28.3032743931</text:p>
          </table:table-cell>
          <table:table-cell table:formula="of:=[.C86]/([.D86]-[.D85])" office:value-type="float" office:value="618.749500211206" calcext:value-type="float">
            <text:p>618.7495002112</text:p>
          </table:table-cell>
          <table:table-cell/>
          <table:table-cell office:value-type="float" office:value="1442893460.23712" calcext:value-type="float">
            <text:p>1442893460.23712</text:p>
          </table:table-cell>
          <table:table-cell table:formula="of:=[.G86]-[.$B86]" office:value-type="float" office:value="0.200259923934937" calcext:value-type="float">
            <text:p>0.2002599239</text:p>
          </table:table-cell>
          <table:table-cell/>
          <table:table-cell office:value-type="float" office:value="1442893460.23717" calcext:value-type="float">
            <text:p>1442893460.23717</text:p>
          </table:table-cell>
          <table:table-cell table:formula="of:=[.J86]-[.$B86]" office:value-type="float" office:value="0.200305461883545" calcext:value-type="float">
            <text:p>0.200305461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3460.13942" calcext:value-type="float">
            <text:p>1442893460.13942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28.4058358669281" calcext:value-type="float">
            <text:p>28.4058358669</text:p>
          </table:table-cell>
          <table:table-cell table:formula="of:=[.C87]/([.D87]-[.D86])" office:value-type="float" office:value="78938.0231813173" calcext:value-type="float">
            <text:p>78938.0231813173</text:p>
          </table:table-cell>
          <table:table-cell/>
          <table:table-cell office:value-type="float" office:value="1442893460.43798" calcext:value-type="float">
            <text:p>1442893460.43798</text:p>
          </table:table-cell>
          <table:table-cell table:formula="of:=[.G87]-[.$B87]" office:value-type="float" office:value="0.298558473587036" calcext:value-type="float">
            <text:p>0.2985584736</text:p>
          </table:table-cell>
          <table:table-cell/>
          <table:table-cell office:value-type="float" office:value="1442893460.43802" calcext:value-type="float">
            <text:p>1442893460.43802</text:p>
          </table:table-cell>
          <table:table-cell table:formula="of:=[.J87]-[.$B87]" office:value-type="float" office:value="0.298596620559692" calcext:value-type="float">
            <text:p>0.298596620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3460.24084" calcext:value-type="float">
            <text:p>1442893460.24084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28.5072541236877" calcext:value-type="float">
            <text:p>28.5072541237</text:p>
          </table:table-cell>
          <table:table-cell table:formula="of:=[.C88]/([.D88]-[.D87])" office:value-type="float" office:value="79827.8363153799" calcext:value-type="float">
            <text:p>79827.8363153799</text:p>
          </table:table-cell>
          <table:table-cell/>
          <table:table-cell office:value-type="float" office:value="1442893461.05629" calcext:value-type="float">
            <text:p>1442893461.05629</text:p>
          </table:table-cell>
          <table:table-cell table:formula="of:=[.G88]-[.$B88]" office:value-type="float" office:value="0.815450668334961" calcext:value-type="float">
            <text:p>0.8154506683</text:p>
          </table:table-cell>
          <table:table-cell/>
          <table:table-cell office:value-type="float" office:value="1442893461.05633" calcext:value-type="float">
            <text:p>1442893461.05633</text:p>
          </table:table-cell>
          <table:table-cell table:formula="of:=[.J88]-[.$B88]" office:value-type="float" office:value="0.815490007400513" calcext:value-type="float">
            <text:p>0.815490007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3460.34344" calcext:value-type="float">
            <text:p>1442893460.34344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28.6098473072052" calcext:value-type="float">
            <text:p>28.6098473072</text:p>
          </table:table-cell>
          <table:table-cell table:formula="of:=[.C89]/([.D89]-[.D88])" office:value-type="float" office:value="78913.6248864183" calcext:value-type="float">
            <text:p>78913.6248864183</text:p>
          </table:table-cell>
          <table:table-cell/>
          <table:table-cell office:value-type="float" office:value="1442893467.71781" calcext:value-type="float">
            <text:p>1442893467.71781</text:p>
          </table:table-cell>
          <table:table-cell table:formula="of:=[.G89]-[.$B89]" office:value-type="float" office:value="7.37436985969543" calcext:value-type="float">
            <text:p>7.3743698597</text:p>
          </table:table-cell>
          <table:table-cell/>
          <table:table-cell office:value-type="float" office:value="1442893467.71785" calcext:value-type="float">
            <text:p>1442893467.71785</text:p>
          </table:table-cell>
          <table:table-cell table:formula="of:=[.J89]-[.$B89]" office:value-type="float" office:value="7.37441420555115" calcext:value-type="float">
            <text:p>7.374414205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3460.44596" calcext:value-type="float">
            <text:p>1442893460.44596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28.7123761177063" calcext:value-type="float">
            <text:p>28.7123761177</text:p>
          </table:table-cell>
          <table:table-cell table:formula="of:=[.C90]/([.D90]-[.D89])" office:value-type="float" office:value="78963.1710387711" calcext:value-type="float">
            <text:p>78963.1710387711</text:p>
          </table:table-cell>
          <table:table-cell/>
          <table:table-cell office:value-type="float" office:value="1442893467.77567" calcext:value-type="float">
            <text:p>1442893467.77567</text:p>
          </table:table-cell>
          <table:table-cell table:formula="of:=[.G90]-[.$B90]" office:value-type="float" office:value="7.32970094680786" calcext:value-type="float">
            <text:p>7.3297009468</text:p>
          </table:table-cell>
          <table:table-cell/>
          <table:table-cell office:value-type="float" office:value="1442893470.03386" calcext:value-type="float">
            <text:p>1442893470.03386</text:p>
          </table:table-cell>
          <table:table-cell table:formula="of:=[.J90]-[.$B90]" office:value-type="float" office:value="9.58789157867432" calcext:value-type="float">
            <text:p>9.5878915787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3460.54844" calcext:value-type="float">
            <text:p>1442893460.54844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28.8148531913757" calcext:value-type="float">
            <text:p>28.8148531914</text:p>
          </table:table-cell>
          <table:table-cell table:formula="of:=[.C91]/([.D91]-[.D90])" office:value-type="float" office:value="79003.0365827556" calcext:value-type="float">
            <text:p>79003.0365827556</text:p>
          </table:table-cell>
          <table:table-cell/>
          <table:table-cell office:value-type="float" office:value="1442893467.91883" calcext:value-type="float">
            <text:p>1442893467.91883</text:p>
          </table:table-cell>
          <table:table-cell table:formula="of:=[.G91]-[.$B91]" office:value-type="float" office:value="7.37038516998291" calcext:value-type="float">
            <text:p>7.37038517</text:p>
          </table:table-cell>
          <table:table-cell/>
          <table:table-cell office:value-type="float" office:value="1442893470.06767" calcext:value-type="float">
            <text:p>1442893470.06767</text:p>
          </table:table-cell>
          <table:table-cell table:formula="of:=[.J91]-[.$B91]" office:value-type="float" office:value="9.51923203468323" calcext:value-type="float">
            <text:p>9.519232034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3460.65097" calcext:value-type="float">
            <text:p>1442893460.65097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28.9173772335052" calcext:value-type="float">
            <text:p>28.9173772335</text:p>
          </table:table-cell>
          <table:table-cell table:formula="of:=[.C92]/([.D92]-[.D91])" office:value-type="float" office:value="78966.8435992065" calcext:value-type="float">
            <text:p>78966.8435992065</text:p>
          </table:table-cell>
          <table:table-cell/>
          <table:table-cell office:value-type="float" office:value="1442893468.1199" calcext:value-type="float">
            <text:p>1442893468.1199</text:p>
          </table:table-cell>
          <table:table-cell table:formula="of:=[.G92]-[.$B92]" office:value-type="float" office:value="7.46893620491028" calcext:value-type="float">
            <text:p>7.4689362049</text:p>
          </table:table-cell>
          <table:table-cell/>
          <table:table-cell office:value-type="float" office:value="1442893470.10161" calcext:value-type="float">
            <text:p>1442893470.10161</text:p>
          </table:table-cell>
          <table:table-cell table:formula="of:=[.J92]-[.$B92]" office:value-type="float" office:value="9.45064282417297" calcext:value-type="float">
            <text:p>9.450642824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3460.75355" calcext:value-type="float">
            <text:p>1442893460.75355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29.0199635028839" calcext:value-type="float">
            <text:p>29.0199635029</text:p>
          </table:table-cell>
          <table:table-cell table:formula="of:=[.C93]/([.D93]-[.D92])" office:value-type="float" office:value="78918.9435295321" calcext:value-type="float">
            <text:p>78918.9435295321</text:p>
          </table:table-cell>
          <table:table-cell/>
          <table:table-cell office:value-type="float" office:value="1442893468.11995" calcext:value-type="float">
            <text:p>1442893468.11995</text:p>
          </table:table-cell>
          <table:table-cell table:formula="of:=[.G93]-[.$B93]" office:value-type="float" office:value="7.36639785766602" calcext:value-type="float">
            <text:p>7.3663978577</text:p>
          </table:table-cell>
          <table:table-cell/>
          <table:table-cell office:value-type="float" office:value="1442893470.13547" calcext:value-type="float">
            <text:p>1442893470.13547</text:p>
          </table:table-cell>
          <table:table-cell table:formula="of:=[.J93]-[.$B93]" office:value-type="float" office:value="9.38191747665405" calcext:value-type="float">
            <text:p>9.381917476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3460.85605" calcext:value-type="float">
            <text:p>1442893460.85605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29.1224598884583" calcext:value-type="float">
            <text:p>29.1224598885</text:p>
          </table:table-cell>
          <table:table-cell table:formula="of:=[.C94]/([.D94]-[.D93])" office:value-type="float" office:value="78988.1511882968" calcext:value-type="float">
            <text:p>78988.1511882968</text:p>
          </table:table-cell>
          <table:table-cell/>
          <table:table-cell office:value-type="float" office:value="1442893468.17931" calcext:value-type="float">
            <text:p>1442893468.17931</text:p>
          </table:table-cell>
          <table:table-cell table:formula="of:=[.G94]-[.$B94]" office:value-type="float" office:value="7.32326340675354" calcext:value-type="float">
            <text:p>7.3232634068</text:p>
          </table:table-cell>
          <table:table-cell/>
          <table:table-cell office:value-type="float" office:value="1442893470.16935" calcext:value-type="float">
            <text:p>1442893470.16935</text:p>
          </table:table-cell>
          <table:table-cell table:formula="of:=[.J94]-[.$B94]" office:value-type="float" office:value="9.3133020401001" calcext:value-type="float">
            <text:p>9.313302040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3460.95857" calcext:value-type="float">
            <text:p>1442893460.95857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29.2249867916107" calcext:value-type="float">
            <text:p>29.2249867916</text:p>
          </table:table-cell>
          <table:table-cell table:formula="of:=[.C95]/([.D95]-[.D94])" office:value-type="float" office:value="78964.640021952" calcext:value-type="float">
            <text:p>78964.640021952</text:p>
          </table:table-cell>
          <table:table-cell/>
          <table:table-cell office:value-type="float" office:value="1442893468.32103" calcext:value-type="float">
            <text:p>1442893468.32103</text:p>
          </table:table-cell>
          <table:table-cell table:formula="of:=[.G95]-[.$B95]" office:value-type="float" office:value="7.36245441436768" calcext:value-type="float">
            <text:p>7.3624544144</text:p>
          </table:table-cell>
          <table:table-cell/>
          <table:table-cell office:value-type="float" office:value="1442893470.20326" calcext:value-type="float">
            <text:p>1442893470.20326</text:p>
          </table:table-cell>
          <table:table-cell table:formula="of:=[.J95]-[.$B95]" office:value-type="float" office:value="9.24468326568604" calcext:value-type="float">
            <text:p>9.244683265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3461.05709" calcext:value-type="float">
            <text:p>1442893461.05709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29.3235042095184" calcext:value-type="float">
            <text:p>29.3235042095</text:p>
          </table:table-cell>
          <table:table-cell table:formula="of:=[.C96]/([.D96]-[.D95])" office:value-type="float" office:value="82178.3616739107" calcext:value-type="float">
            <text:p>82178.3616739107</text:p>
          </table:table-cell>
          <table:table-cell/>
          <table:table-cell office:value-type="float" office:value="1442893468.32107" calcext:value-type="float">
            <text:p>1442893468.32107</text:p>
          </table:table-cell>
          <table:table-cell table:formula="of:=[.G96]-[.$B96]" office:value-type="float" office:value="7.26398038864136" calcext:value-type="float">
            <text:p>7.2639803886</text:p>
          </table:table-cell>
          <table:table-cell/>
          <table:table-cell office:value-type="float" office:value="1442893470.23715" calcext:value-type="float">
            <text:p>1442893470.23715</text:p>
          </table:table-cell>
          <table:table-cell table:formula="of:=[.J96]-[.$B96]" office:value-type="float" office:value="9.18006157875061" calcext:value-type="float">
            <text:p>9.180061578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3461.15373" calcext:value-type="float">
            <text:p>1442893461.15373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29.420138835907" calcext:value-type="float">
            <text:p>29.4201388359</text:p>
          </table:table-cell>
          <table:table-cell table:formula="of:=[.C97]/([.D97]-[.D96])" office:value-type="float" office:value="83779.4929474606" calcext:value-type="float">
            <text:p>83779.4929474606</text:p>
          </table:table-cell>
          <table:table-cell/>
          <table:table-cell office:value-type="float" office:value="1442893468.44854" calcext:value-type="float">
            <text:p>1442893468.44854</text:p>
          </table:table-cell>
          <table:table-cell table:formula="of:=[.G97]-[.$B97]" office:value-type="float" office:value="7.29481601715088" calcext:value-type="float">
            <text:p>7.2948160172</text:p>
          </table:table-cell>
          <table:table-cell/>
          <table:table-cell office:value-type="float" office:value="1442893470.27102" calcext:value-type="float">
            <text:p>1442893470.27102</text:p>
          </table:table-cell>
          <table:table-cell table:formula="of:=[.J97]-[.$B97]" office:value-type="float" office:value="9.11729431152344" calcext:value-type="float">
            <text:p>9.117294311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3461.25032" calcext:value-type="float">
            <text:p>1442893461.25032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29.5167293548584" calcext:value-type="float">
            <text:p>29.5167293549</text:p>
          </table:table-cell>
          <table:table-cell table:formula="of:=[.C98]/([.D98]-[.D97])" office:value-type="float" office:value="83817.7503122455" calcext:value-type="float">
            <text:p>83817.7503122455</text:p>
          </table:table-cell>
          <table:table-cell/>
          <table:table-cell office:value-type="float" office:value="1442893468.64964" calcext:value-type="float">
            <text:p>1442893468.64964</text:p>
          </table:table-cell>
          <table:table-cell table:formula="of:=[.G98]-[.$B98]" office:value-type="float" office:value="7.39932036399841" calcext:value-type="float">
            <text:p>7.399320364</text:p>
          </table:table-cell>
          <table:table-cell/>
          <table:table-cell office:value-type="float" office:value="1442893470.30489" calcext:value-type="float">
            <text:p>1442893470.30489</text:p>
          </table:table-cell>
          <table:table-cell table:formula="of:=[.J98]-[.$B98]" office:value-type="float" office:value="9.05457162857056" calcext:value-type="float">
            <text:p>9.054571628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3461.3468" calcext:value-type="float">
            <text:p>1442893461.3468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29.6132128238678" calcext:value-type="float">
            <text:p>29.6132128239</text:p>
          </table:table-cell>
          <table:table-cell table:formula="of:=[.C99]/([.D99]-[.D98])" office:value-type="float" office:value="83910.7474381056" calcext:value-type="float">
            <text:p>83910.7474381056</text:p>
          </table:table-cell>
          <table:table-cell/>
          <table:table-cell office:value-type="float" office:value="1442893468.71759" calcext:value-type="float">
            <text:p>1442893468.71759</text:p>
          </table:table-cell>
          <table:table-cell table:formula="of:=[.G99]-[.$B99]" office:value-type="float" office:value="7.37079215049744" calcext:value-type="float">
            <text:p>7.3707921505</text:p>
          </table:table-cell>
          <table:table-cell/>
          <table:table-cell office:value-type="float" office:value="1442893470.33872" calcext:value-type="float">
            <text:p>1442893470.33872</text:p>
          </table:table-cell>
          <table:table-cell table:formula="of:=[.J99]-[.$B99]" office:value-type="float" office:value="8.99192333221436" calcext:value-type="float">
            <text:p>8.991923332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3461.44331" calcext:value-type="float">
            <text:p>1442893461.44331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29.7097210884094" calcext:value-type="float">
            <text:p>29.7097210884</text:p>
          </table:table-cell>
          <table:table-cell table:formula="of:=[.C100]/([.D100]-[.D99])" office:value-type="float" office:value="83889.1885420656" calcext:value-type="float">
            <text:p>83889.1885420656</text:p>
          </table:table-cell>
          <table:table-cell/>
          <table:table-cell office:value-type="float" office:value="1442893468.71763" calcext:value-type="float">
            <text:p>1442893468.71763</text:p>
          </table:table-cell>
          <table:table-cell table:formula="of:=[.G100]-[.$B100]" office:value-type="float" office:value="7.27431988716126" calcext:value-type="float">
            <text:p>7.2743198872</text:p>
          </table:table-cell>
          <table:table-cell/>
          <table:table-cell office:value-type="float" office:value="1442893470.37262" calcext:value-type="float">
            <text:p>1442893470.37262</text:p>
          </table:table-cell>
          <table:table-cell table:formula="of:=[.J100]-[.$B100]" office:value-type="float" office:value="8.9293110370636" calcext:value-type="float">
            <text:p>8.929311037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3461.53985" calcext:value-type="float">
            <text:p>1442893461.53985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29.8062596321106" calcext:value-type="float">
            <text:p>29.8062596321</text:p>
          </table:table-cell>
          <table:table-cell table:formula="of:=[.C101]/([.D101]-[.D100])" office:value-type="float" office:value="83862.8768324969" calcext:value-type="float">
            <text:p>83862.8768324969</text:p>
          </table:table-cell>
          <table:table-cell/>
          <table:table-cell office:value-type="float" office:value="1442893468.91859" calcext:value-type="float">
            <text:p>1442893468.91859</text:p>
          </table:table-cell>
          <table:table-cell table:formula="of:=[.G101]-[.$B101]" office:value-type="float" office:value="7.37874579429626" calcext:value-type="float">
            <text:p>7.3787457943</text:p>
          </table:table-cell>
          <table:table-cell/>
          <table:table-cell office:value-type="float" office:value="1442893470.40647" calcext:value-type="float">
            <text:p>1442893470.40647</text:p>
          </table:table-cell>
          <table:table-cell table:formula="of:=[.J101]-[.$B101]" office:value-type="float" office:value="8.86661982536316" calcext:value-type="float">
            <text:p>8.86661982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3461.6363" calcext:value-type="float">
            <text:p>1442893461.6363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29.9027092456818" calcext:value-type="float">
            <text:p>29.9027092457</text:p>
          </table:table-cell>
          <table:table-cell table:formula="of:=[.C102]/([.D102]-[.D101])" office:value-type="float" office:value="83940.2015232153" calcext:value-type="float">
            <text:p>83940.2015232153</text:p>
          </table:table-cell>
          <table:table-cell/>
          <table:table-cell office:value-type="float" office:value="1442893468.98673" calcext:value-type="float">
            <text:p>1442893468.98673</text:p>
          </table:table-cell>
          <table:table-cell table:formula="of:=[.G102]-[.$B102]" office:value-type="float" office:value="7.3504319190979" calcext:value-type="float">
            <text:p>7.3504319191</text:p>
          </table:table-cell>
          <table:table-cell/>
          <table:table-cell office:value-type="float" office:value="1442893470.44031" calcext:value-type="float">
            <text:p>1442893470.44031</text:p>
          </table:table-cell>
          <table:table-cell table:formula="of:=[.J102]-[.$B102]" office:value-type="float" office:value="8.80401086807251" calcext:value-type="float">
            <text:p>8.804010868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3461.7328" calcext:value-type="float">
            <text:p>1442893461.7328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29.9992072582245" calcext:value-type="float">
            <text:p>29.9992072582</text:p>
          </table:table-cell>
          <table:table-cell table:formula="of:=[.C103]/([.D103]-[.D102])" office:value-type="float" office:value="83898.1009729655" calcext:value-type="float">
            <text:p>83898.1009729655</text:p>
          </table:table-cell>
          <table:table-cell/>
          <table:table-cell office:value-type="float" office:value="1442893468.98678" calcext:value-type="float">
            <text:p>1442893468.98678</text:p>
          </table:table-cell>
          <table:table-cell table:formula="of:=[.G103]-[.$B103]" office:value-type="float" office:value="7.25398278236389" calcext:value-type="float">
            <text:p>7.2539827824</text:p>
          </table:table-cell>
          <table:table-cell/>
          <table:table-cell office:value-type="float" office:value="1442893470.47414" calcext:value-type="float">
            <text:p>1442893470.47414</text:p>
          </table:table-cell>
          <table:table-cell table:formula="of:=[.J103]-[.$B103]" office:value-type="float" office:value="8.74134349822998" calcext:value-type="float">
            <text:p>8.741343498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3461.8293" calcext:value-type="float">
            <text:p>1442893461.8293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30.0957117080688" calcext:value-type="float">
            <text:p>30.0957117081</text:p>
          </table:table-cell>
          <table:table-cell table:formula="of:=[.C104]/([.D104]-[.D103])" office:value-type="float" office:value="83892.5045742139" calcext:value-type="float">
            <text:p>83892.5045742139</text:p>
          </table:table-cell>
          <table:table-cell/>
          <table:table-cell office:value-type="float" office:value="1442893469.18804" calcext:value-type="float">
            <text:p>1442893469.18804</text:p>
          </table:table-cell>
          <table:table-cell table:formula="of:=[.G104]-[.$B104]" office:value-type="float" office:value="7.35874390602112" calcext:value-type="float">
            <text:p>7.358743906</text:p>
          </table:table-cell>
          <table:table-cell/>
          <table:table-cell office:value-type="float" office:value="1442893470.50796" calcext:value-type="float">
            <text:p>1442893470.50796</text:p>
          </table:table-cell>
          <table:table-cell table:formula="of:=[.J104]-[.$B104]" office:value-type="float" office:value="8.67866373062134" calcext:value-type="float">
            <text:p>8.678663730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3461.92581" calcext:value-type="float">
            <text:p>1442893461.92581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30.192218542099" calcext:value-type="float">
            <text:p>30.1922185421</text:p>
          </table:table-cell>
          <table:table-cell table:formula="of:=[.C105]/([.D105]-[.D104])" office:value-type="float" office:value="83890.4320234004" calcext:value-type="float">
            <text:p>83890.4320234004</text:p>
          </table:table-cell>
          <table:table-cell/>
          <table:table-cell office:value-type="float" office:value="1442893469.256" calcext:value-type="float">
            <text:p>1442893469.256</text:p>
          </table:table-cell>
          <table:table-cell table:formula="of:=[.G105]-[.$B105]" office:value-type="float" office:value="7.33018946647644" calcext:value-type="float">
            <text:p>7.3301894665</text:p>
          </table:table-cell>
          <table:table-cell/>
          <table:table-cell office:value-type="float" office:value="1442893470.54179" calcext:value-type="float">
            <text:p>1442893470.54179</text:p>
          </table:table-cell>
          <table:table-cell table:formula="of:=[.J105]-[.$B105]" office:value-type="float" office:value="8.61598515510559" calcext:value-type="float">
            <text:p>8.615985155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3462.01813" calcext:value-type="float">
            <text:p>1442893462.01813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30.2845461368561" calcext:value-type="float">
            <text:p>30.2845461369</text:p>
          </table:table-cell>
          <table:table-cell table:formula="of:=[.C106]/([.D106]-[.D105])" office:value-type="float" office:value="87687.7603202066" calcext:value-type="float">
            <text:p>87687.7603202066</text:p>
          </table:table-cell>
          <table:table-cell/>
          <table:table-cell office:value-type="float" office:value="1442893469.25603" calcext:value-type="float">
            <text:p>1442893469.25603</text:p>
          </table:table-cell>
          <table:table-cell table:formula="of:=[.G106]-[.$B106]" office:value-type="float" office:value="7.23789548873901" calcext:value-type="float">
            <text:p>7.2378954887</text:p>
          </table:table-cell>
          <table:table-cell/>
          <table:table-cell office:value-type="float" office:value="1442893470.57569" calcext:value-type="float">
            <text:p>1442893470.57569</text:p>
          </table:table-cell>
          <table:table-cell table:formula="of:=[.J106]-[.$B106]" office:value-type="float" office:value="8.55755400657654" calcext:value-type="float">
            <text:p>8.557554006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3462.09739" calcext:value-type="float">
            <text:p>1442893462.09739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30.363799571991" calcext:value-type="float">
            <text:p>30.363799572</text:p>
          </table:table-cell>
          <table:table-cell table:formula="of:=[.C107]/([.D107]-[.D106])" office:value-type="float" office:value="102153.300815552" calcext:value-type="float">
            <text:p>102153.300815552</text:p>
          </table:table-cell>
          <table:table-cell/>
          <table:table-cell office:value-type="float" office:value="1442893469.45692" calcext:value-type="float">
            <text:p>1442893469.45692</text:p>
          </table:table-cell>
          <table:table-cell table:formula="of:=[.G107]-[.$B107]" office:value-type="float" office:value="7.359530210495" calcext:value-type="float">
            <text:p>7.3595302105</text:p>
          </table:table-cell>
          <table:table-cell/>
          <table:table-cell office:value-type="float" office:value="1442893470.60955" calcext:value-type="float">
            <text:p>1442893470.60955</text:p>
          </table:table-cell>
          <table:table-cell table:formula="of:=[.J107]-[.$B107]" office:value-type="float" office:value="8.51215982437134" calcext:value-type="float">
            <text:p>8.512159824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3462.17672" calcext:value-type="float">
            <text:p>1442893462.17672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30.4431290626526" calcext:value-type="float">
            <text:p>30.4431290627</text:p>
          </table:table-cell>
          <table:table-cell table:formula="of:=[.C108]/([.D108]-[.D107])" office:value-type="float" office:value="102055.363427623" calcext:value-type="float">
            <text:p>102055.363427623</text:p>
          </table:table-cell>
          <table:table-cell/>
          <table:table-cell office:value-type="float" office:value="1442893469.52498" calcext:value-type="float">
            <text:p>1442893469.52498</text:p>
          </table:table-cell>
          <table:table-cell table:formula="of:=[.G108]-[.$B108]" office:value-type="float" office:value="7.34825897216797" calcext:value-type="float">
            <text:p>7.3482589722</text:p>
          </table:table-cell>
          <table:table-cell/>
          <table:table-cell office:value-type="float" office:value="1442893470.64341" calcext:value-type="float">
            <text:p>1442893470.64341</text:p>
          </table:table-cell>
          <table:table-cell table:formula="of:=[.J108]-[.$B108]" office:value-type="float" office:value="8.46669101715088" calcext:value-type="float">
            <text:p>8.466691017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3462.25604" calcext:value-type="float">
            <text:p>1442893462.25604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30.5224499702454" calcext:value-type="float">
            <text:p>30.5224499702</text:p>
          </table:table-cell>
          <table:table-cell table:formula="of:=[.C109]/([.D109]-[.D108])" office:value-type="float" office:value="102066.406521269" calcext:value-type="float">
            <text:p>102066.406521269</text:p>
          </table:table-cell>
          <table:table-cell/>
          <table:table-cell office:value-type="float" office:value="1442893469.65958" calcext:value-type="float">
            <text:p>1442893469.65958</text:p>
          </table:table-cell>
          <table:table-cell table:formula="of:=[.G109]-[.$B109]" office:value-type="float" office:value="7.40353727340698" calcext:value-type="float">
            <text:p>7.4035372734</text:p>
          </table:table-cell>
          <table:table-cell/>
          <table:table-cell office:value-type="float" office:value="1442893470.67728" calcext:value-type="float">
            <text:p>1442893470.67728</text:p>
          </table:table-cell>
          <table:table-cell table:formula="of:=[.J109]-[.$B109]" office:value-type="float" office:value="8.42124438285828" calcext:value-type="float">
            <text:p>8.421244382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3462.3353" calcext:value-type="float">
            <text:p>1442893462.3353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30.6017162799835" calcext:value-type="float">
            <text:p>30.60171628</text:p>
          </table:table-cell>
          <table:table-cell table:formula="of:=[.C110]/([.D110]-[.D109])" office:value-type="float" office:value="102136.708858323" calcext:value-type="float">
            <text:p>102136.708858323</text:p>
          </table:table-cell>
          <table:table-cell/>
          <table:table-cell office:value-type="float" office:value="1442893469.65962" calcext:value-type="float">
            <text:p>1442893469.65962</text:p>
          </table:table-cell>
          <table:table-cell table:formula="of:=[.G110]-[.$B110]" office:value-type="float" office:value="7.3243134021759" calcext:value-type="float">
            <text:p>7.3243134022</text:p>
          </table:table-cell>
          <table:table-cell/>
          <table:table-cell office:value-type="float" office:value="1442893470.71116" calcext:value-type="float">
            <text:p>1442893470.71116</text:p>
          </table:table-cell>
          <table:table-cell table:formula="of:=[.J110]-[.$B110]" office:value-type="float" office:value="8.37585830688477" calcext:value-type="float">
            <text:p>8.375858306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3462.41466" calcext:value-type="float">
            <text:p>1442893462.41466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30.6810703277588" calcext:value-type="float">
            <text:p>30.6810703278</text:p>
          </table:table-cell>
          <table:table-cell table:formula="of:=[.C111]/([.D111]-[.D110])" office:value-type="float" office:value="102023.781104752" calcext:value-type="float">
            <text:p>102023.781104752</text:p>
          </table:table-cell>
          <table:table-cell/>
          <table:table-cell office:value-type="float" office:value="1442893469.79405" calcext:value-type="float">
            <text:p>1442893469.79405</text:p>
          </table:table-cell>
          <table:table-cell table:formula="of:=[.G111]-[.$B111]" office:value-type="float" office:value="7.37939429283142" calcext:value-type="float">
            <text:p>7.3793942928</text:p>
          </table:table-cell>
          <table:table-cell/>
          <table:table-cell office:value-type="float" office:value="1442893470.74503" calcext:value-type="float">
            <text:p>1442893470.74503</text:p>
          </table:table-cell>
          <table:table-cell table:formula="of:=[.J111]-[.$B111]" office:value-type="float" office:value="8.33037447929382" calcext:value-type="float">
            <text:p>8.330374479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3462.4941" calcext:value-type="float">
            <text:p>1442893462.4941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30.7605142593384" calcext:value-type="float">
            <text:p>30.7605142593</text:p>
          </table:table-cell>
          <table:table-cell table:formula="of:=[.C112]/([.D112]-[.D111])" office:value-type="float" office:value="101908.35019147" calcext:value-type="float">
            <text:p>101908.35019147</text:p>
          </table:table-cell>
          <table:table-cell/>
          <table:table-cell office:value-type="float" office:value="1442893469.92879" calcext:value-type="float">
            <text:p>1442893469.92879</text:p>
          </table:table-cell>
          <table:table-cell table:formula="of:=[.G112]-[.$B112]" office:value-type="float" office:value="7.43468499183655" calcext:value-type="float">
            <text:p>7.4346849918</text:p>
          </table:table-cell>
          <table:table-cell/>
          <table:table-cell office:value-type="float" office:value="1442893470.77892" calcext:value-type="float">
            <text:p>1442893470.77892</text:p>
          </table:table-cell>
          <table:table-cell table:formula="of:=[.J112]-[.$B112]" office:value-type="float" office:value="8.28482174873352" calcext:value-type="float">
            <text:p>8.284821748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3462.57347" calcext:value-type="float">
            <text:p>1442893462.57347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30.8398821353912" calcext:value-type="float">
            <text:p>30.8398821354</text:p>
          </table:table-cell>
          <table:table-cell table:formula="of:=[.C113]/([.D113]-[.D112])" office:value-type="float" office:value="102006.005485246" calcext:value-type="float">
            <text:p>102006.005485246</text:p>
          </table:table-cell>
          <table:table-cell/>
          <table:table-cell office:value-type="float" office:value="1442893469.92883" calcext:value-type="float">
            <text:p>1442893469.92883</text:p>
          </table:table-cell>
          <table:table-cell table:formula="of:=[.G113]-[.$B113]" office:value-type="float" office:value="7.35535883903503" calcext:value-type="float">
            <text:p>7.355358839</text:p>
          </table:table-cell>
          <table:table-cell/>
          <table:table-cell office:value-type="float" office:value="1442893470.81281" calcext:value-type="float">
            <text:p>1442893470.81281</text:p>
          </table:table-cell>
          <table:table-cell table:formula="of:=[.J113]-[.$B113]" office:value-type="float" office:value="8.23933982849121" calcext:value-type="float">
            <text:p>8.239339828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3462.65277" calcext:value-type="float">
            <text:p>1442893462.65277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30.9191865921021" calcext:value-type="float">
            <text:p>30.9191865921</text:p>
          </table:table-cell>
          <table:table-cell table:formula="of:=[.C114]/([.D114]-[.D113])" office:value-type="float" office:value="102087.579132181" calcext:value-type="float">
            <text:p>102087.579132181</text:p>
          </table:table-cell>
          <table:table-cell/>
          <table:table-cell office:value-type="float" office:value="1442893470.0632" calcext:value-type="float">
            <text:p>1442893470.0632</text:p>
          </table:table-cell>
          <table:table-cell table:formula="of:=[.G114]-[.$B114]" office:value-type="float" office:value="7.41042733192444" calcext:value-type="float">
            <text:p>7.4104273319</text:p>
          </table:table-cell>
          <table:table-cell/>
          <table:table-cell office:value-type="float" office:value="1442893470.84669" calcext:value-type="float">
            <text:p>1442893470.84669</text:p>
          </table:table-cell>
          <table:table-cell table:formula="of:=[.J114]-[.$B114]" office:value-type="float" office:value="8.19391584396362" calcext:value-type="float">
            <text:p>8.19391584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3462.73213" calcext:value-type="float">
            <text:p>1442893462.73213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30.998542547226" calcext:value-type="float">
            <text:p>30.9985425472</text:p>
          </table:table-cell>
          <table:table-cell table:formula="of:=[.C115]/([.D115]-[.D114])" office:value-type="float" office:value="102021.328926851" calcext:value-type="float">
            <text:p>102021.328926851</text:p>
          </table:table-cell>
          <table:table-cell/>
          <table:table-cell office:value-type="float" office:value="1442893470.19783" calcext:value-type="float">
            <text:p>1442893470.19783</text:p>
          </table:table-cell>
          <table:table-cell table:formula="of:=[.G115]-[.$B115]" office:value-type="float" office:value="7.46570205688477" calcext:value-type="float">
            <text:p>7.4657020569</text:p>
          </table:table-cell>
          <table:table-cell/>
          <table:table-cell office:value-type="float" office:value="1442893470.88058" calcext:value-type="float">
            <text:p>1442893470.88058</text:p>
          </table:table-cell>
          <table:table-cell table:formula="of:=[.J115]-[.$B115]" office:value-type="float" office:value="8.14845418930054" calcext:value-type="float">
            <text:p>8.148454189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3462.81148" calcext:value-type="float">
            <text:p>1442893462.81148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31.0778896808624" calcext:value-type="float">
            <text:p>31.0778896809</text:p>
          </table:table-cell>
          <table:table-cell table:formula="of:=[.C116]/([.D116]-[.D115])" office:value-type="float" office:value="102032.671237898" calcext:value-type="float">
            <text:p>102032.671237898</text:p>
          </table:table-cell>
          <table:table-cell/>
          <table:table-cell office:value-type="float" office:value="1442893470.19785" calcext:value-type="float">
            <text:p>1442893470.19785</text:p>
          </table:table-cell>
          <table:table-cell table:formula="of:=[.G116]-[.$B116]" office:value-type="float" office:value="7.38637137413025" calcext:value-type="float">
            <text:p>7.3863713741</text:p>
          </table:table-cell>
          <table:table-cell/>
          <table:table-cell office:value-type="float" office:value="1442893470.91442" calcext:value-type="float">
            <text:p>1442893470.91442</text:p>
          </table:table-cell>
          <table:table-cell table:formula="of:=[.J116]-[.$B116]" office:value-type="float" office:value="8.10294604301453" calcext:value-type="float">
            <text:p>8.10294604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3462.89082" calcext:value-type="float">
            <text:p>1442893462.89082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31.1572363376617" calcext:value-type="float">
            <text:p>31.1572363377</text:p>
          </table:table-cell>
          <table:table-cell table:formula="of:=[.C117]/([.D117]-[.D116])" office:value-type="float" office:value="102033.284407639" calcext:value-type="float">
            <text:p>102033.284407639</text:p>
          </table:table-cell>
          <table:table-cell/>
          <table:table-cell office:value-type="float" office:value="1442893470.33236" calcext:value-type="float">
            <text:p>1442893470.33236</text:p>
          </table:table-cell>
          <table:table-cell table:formula="of:=[.G117]-[.$B117]" office:value-type="float" office:value="7.44153165817261" calcext:value-type="float">
            <text:p>7.4415316582</text:p>
          </table:table-cell>
          <table:table-cell/>
          <table:table-cell office:value-type="float" office:value="1442893470.94832" calcext:value-type="float">
            <text:p>1442893470.94832</text:p>
          </table:table-cell>
          <table:table-cell table:formula="of:=[.J117]-[.$B117]" office:value-type="float" office:value="8.0574905872345" calcext:value-type="float">
            <text:p>8.057490587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3462.97021" calcext:value-type="float">
            <text:p>1442893462.97021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31.2366247177124" calcext:value-type="float">
            <text:p>31.2366247177</text:p>
          </table:table-cell>
          <table:table-cell table:formula="of:=[.C118]/([.D118]-[.D117])" office:value-type="float" office:value="101979.659930506" calcext:value-type="float">
            <text:p>101979.659930506</text:p>
          </table:table-cell>
          <table:table-cell/>
          <table:table-cell office:value-type="float" office:value="1442893470.46693" calcext:value-type="float">
            <text:p>1442893470.46693</text:p>
          </table:table-cell>
          <table:table-cell table:formula="of:=[.G118]-[.$B118]" office:value-type="float" office:value="7.49671483039856" calcext:value-type="float">
            <text:p>7.4967148304</text:p>
          </table:table-cell>
          <table:table-cell/>
          <table:table-cell office:value-type="float" office:value="1442893470.98217" calcext:value-type="float">
            <text:p>1442893470.98217</text:p>
          </table:table-cell>
          <table:table-cell table:formula="of:=[.J118]-[.$B118]" office:value-type="float" office:value="8.01195430755615" calcext:value-type="float">
            <text:p>8.011954307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3463.05165" calcext:value-type="float">
            <text:p>1442893463.05165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31.3180665969849" calcext:value-type="float">
            <text:p>31.318066597</text:p>
          </table:table-cell>
          <table:table-cell table:formula="of:=[.C119]/([.D119]-[.D118])" office:value-type="float" office:value="99408.3151361859" calcext:value-type="float">
            <text:p>99408.3151361859</text:p>
          </table:table-cell>
          <table:table-cell/>
          <table:table-cell office:value-type="float" office:value="1442893470.60162" calcext:value-type="float">
            <text:p>1442893470.60162</text:p>
          </table:table-cell>
          <table:table-cell table:formula="of:=[.G119]-[.$B119]" office:value-type="float" office:value="7.54996109008789" calcext:value-type="float">
            <text:p>7.5499610901</text:p>
          </table:table-cell>
          <table:table-cell/>
          <table:table-cell office:value-type="float" office:value="1442893471.01555" calcext:value-type="float">
            <text:p>1442893471.01555</text:p>
          </table:table-cell>
          <table:table-cell table:formula="of:=[.J119]-[.$B119]" office:value-type="float" office:value="7.9638934135437" calcext:value-type="float">
            <text:p>7.963893413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3463.13315" calcext:value-type="float">
            <text:p>1442893463.13315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31.3995571136475" calcext:value-type="float">
            <text:p>31.3995571136</text:p>
          </table:table-cell>
          <table:table-cell table:formula="of:=[.C120]/([.D120]-[.D119])" office:value-type="float" office:value="99348.9835574436" calcext:value-type="float">
            <text:p>99348.9835574436</text:p>
          </table:table-cell>
          <table:table-cell/>
          <table:table-cell office:value-type="float" office:value="1442893470.60166" calcext:value-type="float">
            <text:p>1442893470.60166</text:p>
          </table:table-cell>
          <table:table-cell table:formula="of:=[.G120]-[.$B120]" office:value-type="float" office:value="7.46851205825806" calcext:value-type="float">
            <text:p>7.4685120583</text:p>
          </table:table-cell>
          <table:table-cell/>
          <table:table-cell office:value-type="float" office:value="1442893471.04835" calcext:value-type="float">
            <text:p>1442893471.04835</text:p>
          </table:table-cell>
          <table:table-cell table:formula="of:=[.J120]-[.$B120]" office:value-type="float" office:value="7.91520190238953" calcext:value-type="float">
            <text:p>7.915201902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3463.21459" calcext:value-type="float">
            <text:p>1442893463.21459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31.4809970855713" calcext:value-type="float">
            <text:p>31.4809970856</text:p>
          </table:table-cell>
          <table:table-cell table:formula="of:=[.C121]/([.D121]-[.D120])" office:value-type="float" office:value="99410.6433088201" calcext:value-type="float">
            <text:p>99410.6433088201</text:p>
          </table:table-cell>
          <table:table-cell/>
          <table:table-cell office:value-type="float" office:value="1442893470.73633" calcext:value-type="float">
            <text:p>1442893470.73633</text:p>
          </table:table-cell>
          <table:table-cell table:formula="of:=[.G121]-[.$B121]" office:value-type="float" office:value="7.52174401283264" calcext:value-type="float">
            <text:p>7.5217440128</text:p>
          </table:table-cell>
          <table:table-cell/>
          <table:table-cell office:value-type="float" office:value="1442893471.08115" calcext:value-type="float">
            <text:p>1442893471.08115</text:p>
          </table:table-cell>
          <table:table-cell table:formula="of:=[.J121]-[.$B121]" office:value-type="float" office:value="7.86656332015991" calcext:value-type="float">
            <text:p>7.866563320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3463.29608" calcext:value-type="float">
            <text:p>1442893463.29608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31.5624897480011" calcext:value-type="float">
            <text:p>31.562489748</text:p>
          </table:table-cell>
          <table:table-cell table:formula="of:=[.C122]/([.D122]-[.D121])" office:value-type="float" office:value="99346.367618964" calcext:value-type="float">
            <text:p>99346.367618964</text:p>
          </table:table-cell>
          <table:table-cell/>
          <table:table-cell office:value-type="float" office:value="1442893470.87068" calcext:value-type="float">
            <text:p>1442893470.87068</text:p>
          </table:table-cell>
          <table:table-cell table:formula="of:=[.G122]-[.$B122]" office:value-type="float" office:value="7.57460260391235" calcext:value-type="float">
            <text:p>7.5746026039</text:p>
          </table:table-cell>
          <table:table-cell/>
          <table:table-cell office:value-type="float" office:value="1442893471.11396" calcext:value-type="float">
            <text:p>1442893471.11396</text:p>
          </table:table-cell>
          <table:table-cell table:formula="of:=[.J122]-[.$B122]" office:value-type="float" office:value="7.81787848472595" calcext:value-type="float">
            <text:p>7.817878484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3463.37754" calcext:value-type="float">
            <text:p>1442893463.37754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31.6439490318298" calcext:value-type="float">
            <text:p>31.6439490318</text:p>
          </table:table-cell>
          <table:table-cell table:formula="of:=[.C123]/([.D123]-[.D122])" office:value-type="float" office:value="99387.075597442" calcext:value-type="float">
            <text:p>99387.075597442</text:p>
          </table:table-cell>
          <table:table-cell/>
          <table:table-cell office:value-type="float" office:value="1442893470.87071" calcext:value-type="float">
            <text:p>1442893470.87071</text:p>
          </table:table-cell>
          <table:table-cell table:formula="of:=[.G123]-[.$B123]" office:value-type="float" office:value="7.49316811561585" calcext:value-type="float">
            <text:p>7.4931681156</text:p>
          </table:table-cell>
          <table:table-cell/>
          <table:table-cell office:value-type="float" office:value="1442893471.14676" calcext:value-type="float">
            <text:p>1442893471.14676</text:p>
          </table:table-cell>
          <table:table-cell table:formula="of:=[.J123]-[.$B123]" office:value-type="float" office:value="7.76921916007996" calcext:value-type="float">
            <text:p>7.769219160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3463.45902" calcext:value-type="float">
            <text:p>1442893463.45902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31.7254364490509" calcext:value-type="float">
            <text:p>31.7254364491</text:p>
          </table:table-cell>
          <table:table-cell table:formula="of:=[.C124]/([.D124]-[.D123])" office:value-type="float" office:value="99352.7623784682" calcext:value-type="float">
            <text:p>99352.7623784682</text:p>
          </table:table-cell>
          <table:table-cell/>
          <table:table-cell office:value-type="float" office:value="1442893471.00555" calcext:value-type="float">
            <text:p>1442893471.00555</text:p>
          </table:table-cell>
          <table:table-cell table:formula="of:=[.G124]-[.$B124]" office:value-type="float" office:value="7.54652094841003" calcext:value-type="float">
            <text:p>7.5465209484</text:p>
          </table:table-cell>
          <table:table-cell/>
          <table:table-cell office:value-type="float" office:value="1442893471.17957" calcext:value-type="float">
            <text:p>1442893471.17957</text:p>
          </table:table-cell>
          <table:table-cell table:formula="of:=[.J124]-[.$B124]" office:value-type="float" office:value="7.72054672241211" calcext:value-type="float">
            <text:p>7.720546722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3463.5405" calcext:value-type="float">
            <text:p>1442893463.5405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31.8069109916687" calcext:value-type="float">
            <text:p>31.8069109917</text:p>
          </table:table-cell>
          <table:table-cell table:formula="of:=[.C125]/([.D125]-[.D124])" office:value-type="float" office:value="99368.4620971589" calcext:value-type="float">
            <text:p>99368.4620971589</text:p>
          </table:table-cell>
          <table:table-cell/>
          <table:table-cell office:value-type="float" office:value="1442893471.14464" calcext:value-type="float">
            <text:p>1442893471.14464</text:p>
          </table:table-cell>
          <table:table-cell table:formula="of:=[.G125]-[.$B125]" office:value-type="float" office:value="7.60414576530457" calcext:value-type="float">
            <text:p>7.6041457653</text:p>
          </table:table-cell>
          <table:table-cell/>
          <table:table-cell office:value-type="float" office:value="1442893471.21241" calcext:value-type="float">
            <text:p>1442893471.21241</text:p>
          </table:table-cell>
          <table:table-cell table:formula="of:=[.J125]-[.$B125]" office:value-type="float" office:value="7.67191433906555" calcext:value-type="float">
            <text:p>7.671914339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3463.62206" calcext:value-type="float">
            <text:p>1442893463.62206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31.8884711265564" calcext:value-type="float">
            <text:p>31.8884711266</text:p>
          </table:table-cell>
          <table:table-cell table:formula="of:=[.C126]/([.D126]-[.D125])" office:value-type="float" office:value="99264.1810996001" calcext:value-type="float">
            <text:p>99264.1810996001</text:p>
          </table:table-cell>
          <table:table-cell/>
          <table:table-cell office:value-type="float" office:value="1442893471.14468" calcext:value-type="float">
            <text:p>1442893471.14468</text:p>
          </table:table-cell>
          <table:table-cell table:formula="of:=[.G126]-[.$B126]" office:value-type="float" office:value="7.522620677948" calcext:value-type="float">
            <text:p>7.5226206779</text:p>
          </table:table-cell>
          <table:table-cell/>
          <table:table-cell office:value-type="float" office:value="1442893471.2452" calcext:value-type="float">
            <text:p>1442893471.2452</text:p>
          </table:table-cell>
          <table:table-cell table:formula="of:=[.J126]-[.$B126]" office:value-type="float" office:value="7.62314105033875" calcext:value-type="float">
            <text:p>7.623141050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3463.70346" calcext:value-type="float">
            <text:p>1442893463.70346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31.9698753356934" calcext:value-type="float">
            <text:p>31.9698753357</text:p>
          </table:table-cell>
          <table:table-cell table:formula="of:=[.C127]/([.D127]-[.D126])" office:value-type="float" office:value="99454.3167464283" calcext:value-type="float">
            <text:p>99454.3167464283</text:p>
          </table:table-cell>
          <table:table-cell/>
          <table:table-cell office:value-type="float" office:value="1442893471.28396" calcext:value-type="float">
            <text:p>1442893471.28396</text:p>
          </table:table-cell>
          <table:table-cell table:formula="of:=[.G127]-[.$B127]" office:value-type="float" office:value="7.58049607276917" calcext:value-type="float">
            <text:p>7.5804960728</text:p>
          </table:table-cell>
          <table:table-cell/>
          <table:table-cell office:value-type="float" office:value="1442893471.284" calcext:value-type="float">
            <text:p>1442893471.284</text:p>
          </table:table-cell>
          <table:table-cell table:formula="of:=[.J127]-[.$B127]" office:value-type="float" office:value="7.58053541183472" calcext:value-type="float">
            <text:p>7.580535411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3463.78491" calcext:value-type="float">
            <text:p>1442893463.78491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32.051319360733" calcext:value-type="float">
            <text:p>32.0513193607</text:p>
          </table:table-cell>
          <table:table-cell table:formula="of:=[.C128]/([.D128]-[.D127])" office:value-type="float" office:value="99405.6960723183" calcext:value-type="float">
            <text:p>99405.6960723183</text:p>
          </table:table-cell>
          <table:table-cell/>
          <table:table-cell office:value-type="float" office:value="1442893471.42309" calcext:value-type="float">
            <text:p>1442893471.42309</text:p>
          </table:table-cell>
          <table:table-cell table:formula="of:=[.G128]-[.$B128]" office:value-type="float" office:value="7.63818120956421" calcext:value-type="float">
            <text:p>7.6381812096</text:p>
          </table:table-cell>
          <table:table-cell/>
          <table:table-cell office:value-type="float" office:value="1442893471.42313" calcext:value-type="float">
            <text:p>1442893471.42313</text:p>
          </table:table-cell>
          <table:table-cell table:formula="of:=[.J128]-[.$B128]" office:value-type="float" office:value="7.63822197914124" calcext:value-type="float">
            <text:p>7.638221979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3463.86641" calcext:value-type="float">
            <text:p>1442893463.86641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32.1328184604645" calcext:value-type="float">
            <text:p>32.1328184605</text:p>
          </table:table-cell>
          <table:table-cell table:formula="of:=[.C129]/([.D129]-[.D128])" office:value-type="float" office:value="99338.5206300171" calcext:value-type="float">
            <text:p>99338.5206300171</text:p>
          </table:table-cell>
          <table:table-cell/>
          <table:table-cell office:value-type="float" office:value="1442893471.56238" calcext:value-type="float">
            <text:p>1442893471.56238</text:p>
          </table:table-cell>
          <table:table-cell table:formula="of:=[.G129]-[.$B129]" office:value-type="float" office:value="7.69597220420837" calcext:value-type="float">
            <text:p>7.6959722042</text:p>
          </table:table-cell>
          <table:table-cell/>
          <table:table-cell office:value-type="float" office:value="1442893471.56243" calcext:value-type="float">
            <text:p>1442893471.56243</text:p>
          </table:table-cell>
          <table:table-cell table:formula="of:=[.J129]-[.$B129]" office:value-type="float" office:value="7.69602012634277" calcext:value-type="float">
            <text:p>7.696020126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3463.94782" calcext:value-type="float">
            <text:p>1442893463.94782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32.2142357826233" calcext:value-type="float">
            <text:p>32.2142357826</text:p>
          </table:table-cell>
          <table:table-cell table:formula="of:=[.C130]/([.D130]-[.D129])" office:value-type="float" office:value="99438.2986977619" calcext:value-type="float">
            <text:p>99438.2986977619</text:p>
          </table:table-cell>
          <table:table-cell/>
          <table:table-cell office:value-type="float" office:value="1442893471.56247" calcext:value-type="float">
            <text:p>1442893471.56247</text:p>
          </table:table-cell>
          <table:table-cell table:formula="of:=[.G130]-[.$B130]" office:value-type="float" office:value="7.61465001106262" calcext:value-type="float">
            <text:p>7.6146500111</text:p>
          </table:table-cell>
          <table:table-cell/>
          <table:table-cell office:value-type="float" office:value="1442893471.59521" calcext:value-type="float">
            <text:p>1442893471.59521</text:p>
          </table:table-cell>
          <table:table-cell table:formula="of:=[.J130]-[.$B130]" office:value-type="float" office:value="7.64738130569458" calcext:value-type="float">
            <text:p>7.647381305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3464.02936" calcext:value-type="float">
            <text:p>1442893464.02936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32.2957713603973" calcext:value-type="float">
            <text:p>32.2957713604</text:p>
          </table:table-cell>
          <table:table-cell table:formula="of:=[.C131]/([.D131]-[.D130])" office:value-type="float" office:value="99294.0777636446" calcext:value-type="float">
            <text:p>99294.0777636446</text:p>
          </table:table-cell>
          <table:table-cell/>
          <table:table-cell office:value-type="float" office:value="1442893471.7016" calcext:value-type="float">
            <text:p>1442893471.7016</text:p>
          </table:table-cell>
          <table:table-cell table:formula="of:=[.G131]-[.$B131]" office:value-type="float" office:value="7.67224311828613" calcext:value-type="float">
            <text:p>7.6722431183</text:p>
          </table:table-cell>
          <table:table-cell/>
          <table:table-cell office:value-type="float" office:value="1442893471.70164" calcext:value-type="float">
            <text:p>1442893471.70164</text:p>
          </table:table-cell>
          <table:table-cell table:formula="of:=[.J131]-[.$B131]" office:value-type="float" office:value="7.67228245735168" calcext:value-type="float">
            <text:p>7.672282457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3464.11089" calcext:value-type="float">
            <text:p>1442893464.11089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32.3773024082184" calcext:value-type="float">
            <text:p>32.3773024082</text:p>
          </table:table-cell>
          <table:table-cell table:formula="of:=[.C132]/([.D132]-[.D131])" office:value-type="float" office:value="99299.5946497605" calcext:value-type="float">
            <text:p>99299.5946497605</text:p>
          </table:table-cell>
          <table:table-cell/>
          <table:table-cell office:value-type="float" office:value="1442893471.84087" calcext:value-type="float">
            <text:p>1442893471.84087</text:p>
          </table:table-cell>
          <table:table-cell table:formula="of:=[.G132]-[.$B132]" office:value-type="float" office:value="7.72997522354126" calcext:value-type="float">
            <text:p>7.7299752235</text:p>
          </table:table-cell>
          <table:table-cell/>
          <table:table-cell office:value-type="float" office:value="1442893471.84091" calcext:value-type="float">
            <text:p>1442893471.84091</text:p>
          </table:table-cell>
          <table:table-cell table:formula="of:=[.J132]-[.$B132]" office:value-type="float" office:value="7.73002195358276" calcext:value-type="float">
            <text:p>7.730021953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3464.19236" calcext:value-type="float">
            <text:p>1442893464.19236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32.4587752819061" calcext:value-type="float">
            <text:p>32.4587752819</text:p>
          </table:table-cell>
          <table:table-cell table:formula="of:=[.C133]/([.D133]-[.D132])" office:value-type="float" office:value="99370.4976091677" calcext:value-type="float">
            <text:p>99370.4976091677</text:p>
          </table:table-cell>
          <table:table-cell/>
          <table:table-cell office:value-type="float" office:value="1442893471.84097" calcext:value-type="float">
            <text:p>1442893471.84097</text:p>
          </table:table-cell>
          <table:table-cell table:formula="of:=[.G133]-[.$B133]" office:value-type="float" office:value="7.648606300354" calcext:value-type="float">
            <text:p>7.6486063004</text:p>
          </table:table-cell>
          <table:table-cell/>
          <table:table-cell office:value-type="float" office:value="1442893471.87373" calcext:value-type="float">
            <text:p>1442893471.87373</text:p>
          </table:table-cell>
          <table:table-cell table:formula="of:=[.J133]-[.$B133]" office:value-type="float" office:value="7.6813645362854" calcext:value-type="float">
            <text:p>7.681364536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3464.27381" calcext:value-type="float">
            <text:p>1442893464.27381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32.5402171611786" calcext:value-type="float">
            <text:p>32.5402171612</text:p>
          </table:table-cell>
          <table:table-cell table:formula="of:=[.C134]/([.D134]-[.D133])" office:value-type="float" office:value="99408.3151361859" calcext:value-type="float">
            <text:p>99408.3151361859</text:p>
          </table:table-cell>
          <table:table-cell/>
          <table:table-cell office:value-type="float" office:value="1442893471.97985" calcext:value-type="float">
            <text:p>1442893471.97985</text:p>
          </table:table-cell>
          <table:table-cell table:formula="of:=[.G134]-[.$B134]" office:value-type="float" office:value="7.70604658126831" calcext:value-type="float">
            <text:p>7.7060465813</text:p>
          </table:table-cell>
          <table:table-cell/>
          <table:table-cell office:value-type="float" office:value="1442893471.97992" calcext:value-type="float">
            <text:p>1442893471.97992</text:p>
          </table:table-cell>
          <table:table-cell table:formula="of:=[.J134]-[.$B134]" office:value-type="float" office:value="7.70611667633057" calcext:value-type="float">
            <text:p>7.706116676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3464.35528" calcext:value-type="float">
            <text:p>1442893464.35528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32.6216952800751" calcext:value-type="float">
            <text:p>32.6216952801</text:p>
          </table:table-cell>
          <table:table-cell table:formula="of:=[.C135]/([.D135]-[.D134])" office:value-type="float" office:value="99364.1005665059" calcext:value-type="float">
            <text:p>99364.1005665059</text:p>
          </table:table-cell>
          <table:table-cell/>
          <table:table-cell office:value-type="float" office:value="1442893472.11928" calcext:value-type="float">
            <text:p>1442893472.11928</text:p>
          </table:table-cell>
          <table:table-cell table:formula="of:=[.G135]-[.$B135]" office:value-type="float" office:value="7.7640016078949" calcext:value-type="float">
            <text:p>7.7640016079</text:p>
          </table:table-cell>
          <table:table-cell/>
          <table:table-cell office:value-type="float" office:value="1442893472.11932" calcext:value-type="float">
            <text:p>1442893472.11932</text:p>
          </table:table-cell>
          <table:table-cell table:formula="of:=[.J135]-[.$B135]" office:value-type="float" office:value="7.76403164863586" calcext:value-type="float">
            <text:p>7.764031648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3464.4368" calcext:value-type="float">
            <text:p>1442893464.4368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32.7032082080841" calcext:value-type="float">
            <text:p>32.7032082081</text:p>
          </table:table-cell>
          <table:table-cell table:formula="of:=[.C136]/([.D136]-[.D135])" office:value-type="float" office:value="99321.6683260698" calcext:value-type="float">
            <text:p>99321.6683260698</text:p>
          </table:table-cell>
          <table:table-cell/>
          <table:table-cell office:value-type="float" office:value="1442893472.11936" calcext:value-type="float">
            <text:p>1442893472.11936</text:p>
          </table:table-cell>
          <table:table-cell table:formula="of:=[.G136]-[.$B136]" office:value-type="float" office:value="7.6825647354126" calcext:value-type="float">
            <text:p>7.6825647354</text:p>
          </table:table-cell>
          <table:table-cell/>
          <table:table-cell office:value-type="float" office:value="1442893472.14881" calcext:value-type="float">
            <text:p>1442893472.14881</text:p>
          </table:table-cell>
          <table:table-cell table:formula="of:=[.J136]-[.$B136]" office:value-type="float" office:value="7.71201825141907" calcext:value-type="float">
            <text:p>7.712018251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3464.51834" calcext:value-type="float">
            <text:p>1442893464.51834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32.7847492694855" calcext:value-type="float">
            <text:p>32.7847492695</text:p>
          </table:table-cell>
          <table:table-cell table:formula="of:=[.C137]/([.D137]-[.D136])" office:value-type="float" office:value="99287.4002479474" calcext:value-type="float">
            <text:p>99287.4002479474</text:p>
          </table:table-cell>
          <table:table-cell/>
          <table:table-cell office:value-type="float" office:value="1442893472.24806" calcext:value-type="float">
            <text:p>1442893472.24806</text:p>
          </table:table-cell>
          <table:table-cell table:formula="of:=[.G137]-[.$B137]" office:value-type="float" office:value="7.72971820831299" calcext:value-type="float">
            <text:p>7.7297182083</text:p>
          </table:table-cell>
          <table:table-cell/>
          <table:table-cell office:value-type="float" office:value="1442893472.2481" calcext:value-type="float">
            <text:p>1442893472.2481</text:p>
          </table:table-cell>
          <table:table-cell table:formula="of:=[.J137]-[.$B137]" office:value-type="float" office:value="7.72976088523865" calcext:value-type="float">
            <text:p>7.729760885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3464.5997" calcext:value-type="float">
            <text:p>1442893464.5997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32.8661105632782" calcext:value-type="float">
            <text:p>32.8661105633</text:p>
          </table:table-cell>
          <table:table-cell table:formula="of:=[.C138]/([.D138]-[.D137])" office:value-type="float" office:value="99506.7755513488" calcext:value-type="float">
            <text:p>99506.7755513488</text:p>
          </table:table-cell>
          <table:table-cell/>
          <table:table-cell office:value-type="float" office:value="1442893472.37693" calcext:value-type="float">
            <text:p>1442893472.37693</text:p>
          </table:table-cell>
          <table:table-cell table:formula="of:=[.G138]-[.$B138]" office:value-type="float" office:value="7.77723264694214" calcext:value-type="float">
            <text:p>7.7772326469</text:p>
          </table:table-cell>
          <table:table-cell/>
          <table:table-cell office:value-type="float" office:value="1442893472.37697" calcext:value-type="float">
            <text:p>1442893472.37697</text:p>
          </table:table-cell>
          <table:table-cell table:formula="of:=[.J138]-[.$B138]" office:value-type="float" office:value="7.77726745605469" calcext:value-type="float">
            <text:p>7.777267456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3464.68108" calcext:value-type="float">
            <text:p>1442893464.68108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32.9474878311157" calcext:value-type="float">
            <text:p>32.9474878311</text:p>
          </table:table-cell>
          <table:table-cell table:formula="of:=[.C139]/([.D139]-[.D138])" office:value-type="float" office:value="99487.2427538886" calcext:value-type="float">
            <text:p>99487.2427538886</text:p>
          </table:table-cell>
          <table:table-cell/>
          <table:table-cell office:value-type="float" office:value="1442893472.50574" calcext:value-type="float">
            <text:p>1442893472.50574</text:p>
          </table:table-cell>
          <table:table-cell table:formula="of:=[.G139]-[.$B139]" office:value-type="float" office:value="7.82466745376587" calcext:value-type="float">
            <text:p>7.8246674538</text:p>
          </table:table-cell>
          <table:table-cell/>
          <table:table-cell office:value-type="float" office:value="1442893472.50578" calcext:value-type="float">
            <text:p>1442893472.50578</text:p>
          </table:table-cell>
          <table:table-cell table:formula="of:=[.J139]-[.$B139]" office:value-type="float" office:value="7.8247013092041" calcext:value-type="float">
            <text:p>7.824701309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3464.76257" calcext:value-type="float">
            <text:p>1442893464.76257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33.0289862155914" calcext:value-type="float">
            <text:p>33.0289862156</text:p>
          </table:table-cell>
          <table:table-cell table:formula="of:=[.C140]/([.D140]-[.D139])" office:value-type="float" office:value="99339.3924564622" calcext:value-type="float">
            <text:p>99339.3924564622</text:p>
          </table:table-cell>
          <table:table-cell/>
          <table:table-cell office:value-type="float" office:value="1442893472.50581" calcext:value-type="float">
            <text:p>1442893472.50581</text:p>
          </table:table-cell>
          <table:table-cell table:formula="of:=[.G140]-[.$B140]" office:value-type="float" office:value="7.743239402771" calcext:value-type="float">
            <text:p>7.7432394028</text:p>
          </table:table-cell>
          <table:table-cell/>
          <table:table-cell office:value-type="float" office:value="1442893472.53526" calcext:value-type="float">
            <text:p>1442893472.53526</text:p>
          </table:table-cell>
          <table:table-cell table:formula="of:=[.J140]-[.$B140]" office:value-type="float" office:value="7.77268934249878" calcext:value-type="float">
            <text:p>7.772689342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3464.84404" calcext:value-type="float">
            <text:p>1442893464.84404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33.110447883606" calcext:value-type="float">
            <text:p>33.1104478836</text:p>
          </table:table-cell>
          <table:table-cell table:formula="of:=[.C141]/([.D141]-[.D140])" office:value-type="float" office:value="99384.1667783713" calcext:value-type="float">
            <text:p>99384.1667783713</text:p>
          </table:table-cell>
          <table:table-cell/>
          <table:table-cell office:value-type="float" office:value="1442893472.6347" calcext:value-type="float">
            <text:p>1442893472.6347</text:p>
          </table:table-cell>
          <table:table-cell table:formula="of:=[.G141]-[.$B141]" office:value-type="float" office:value="7.7906596660614" calcext:value-type="float">
            <text:p>7.7906596661</text:p>
          </table:table-cell>
          <table:table-cell/>
          <table:table-cell office:value-type="float" office:value="1442893472.63474" calcext:value-type="float">
            <text:p>1442893472.63474</text:p>
          </table:table-cell>
          <table:table-cell table:formula="of:=[.J141]-[.$B141]" office:value-type="float" office:value="7.79069948196411" calcext:value-type="float">
            <text:p>7.79069948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3464.92544" calcext:value-type="float">
            <text:p>1442893464.92544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33.1918513774872" calcext:value-type="float">
            <text:p>33.1918513775</text:p>
          </table:table-cell>
          <table:table-cell table:formula="of:=[.C142]/([.D142]-[.D141])" office:value-type="float" office:value="99455.190606594" calcext:value-type="float">
            <text:p>99455.190606594</text:p>
          </table:table-cell>
          <table:table-cell/>
          <table:table-cell office:value-type="float" office:value="1442893472.76347" calcext:value-type="float">
            <text:p>1442893472.76347</text:p>
          </table:table-cell>
          <table:table-cell table:formula="of:=[.G142]-[.$B142]" office:value-type="float" office:value="7.83802938461304" calcext:value-type="float">
            <text:p>7.8380293846</text:p>
          </table:table-cell>
          <table:table-cell/>
          <table:table-cell office:value-type="float" office:value="1442893472.76351" calcext:value-type="float">
            <text:p>1442893472.76351</text:p>
          </table:table-cell>
          <table:table-cell table:formula="of:=[.J142]-[.$B142]" office:value-type="float" office:value="7.8380663394928" calcext:value-type="float">
            <text:p>7.838066339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3465.00684" calcext:value-type="float">
            <text:p>1442893465.00684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33.2732512950897" calcext:value-type="float">
            <text:p>33.2732512951</text:p>
          </table:table-cell>
          <table:table-cell table:formula="of:=[.C143]/([.D143]-[.D142])" office:value-type="float" office:value="99459.5601377791" calcext:value-type="float">
            <text:p>99459.5601377791</text:p>
          </table:table-cell>
          <table:table-cell/>
          <table:table-cell office:value-type="float" office:value="1442893472.76355" calcext:value-type="float">
            <text:p>1442893472.76355</text:p>
          </table:table-cell>
          <table:table-cell table:formula="of:=[.G143]-[.$B143]" office:value-type="float" office:value="7.75670719146729" calcext:value-type="float">
            <text:p>7.7567071915</text:p>
          </table:table-cell>
          <table:table-cell/>
          <table:table-cell office:value-type="float" office:value="1442893472.793" calcext:value-type="float">
            <text:p>1442893472.793</text:p>
          </table:table-cell>
          <table:table-cell table:formula="of:=[.J143]-[.$B143]" office:value-type="float" office:value="7.78616094589233" calcext:value-type="float">
            <text:p>7.786160945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3465.08413" calcext:value-type="float">
            <text:p>1442893465.08413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33.3505437374115" calcext:value-type="float">
            <text:p>33.3505437374</text:p>
          </table:table-cell>
          <table:table-cell table:formula="of:=[.C144]/([.D144]-[.D143])" office:value-type="float" office:value="104745.040482683" calcext:value-type="float">
            <text:p>104745.040482683</text:p>
          </table:table-cell>
          <table:table-cell/>
          <table:table-cell office:value-type="float" office:value="1442893472.89236" calcext:value-type="float">
            <text:p>1442893472.89236</text:p>
          </table:table-cell>
          <table:table-cell table:formula="of:=[.G144]-[.$B144]" office:value-type="float" office:value="7.80822348594666" calcext:value-type="float">
            <text:p>7.8082234859</text:p>
          </table:table-cell>
          <table:table-cell/>
          <table:table-cell office:value-type="float" office:value="1442893472.8924" calcext:value-type="float">
            <text:p>1442893472.8924</text:p>
          </table:table-cell>
          <table:table-cell table:formula="of:=[.J144]-[.$B144]" office:value-type="float" office:value="7.80827140808106" calcext:value-type="float">
            <text:p>7.808271408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3465.16151" calcext:value-type="float">
            <text:p>1442893465.16151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33.4279251098633" calcext:value-type="float">
            <text:p>33.4279251099</text:p>
          </table:table-cell>
          <table:table-cell table:formula="of:=[.C145]/([.D145]-[.D144])" office:value-type="float" office:value="104624.662802986" calcext:value-type="float">
            <text:p>104624.662802986</text:p>
          </table:table-cell>
          <table:table-cell/>
          <table:table-cell office:value-type="float" office:value="1442893472.89248" calcext:value-type="float">
            <text:p>1442893472.89248</text:p>
          </table:table-cell>
          <table:table-cell table:formula="of:=[.G145]-[.$B145]" office:value-type="float" office:value="7.73096299171448" calcext:value-type="float">
            <text:p>7.7309629917</text:p>
          </table:table-cell>
          <table:table-cell/>
          <table:table-cell office:value-type="float" office:value="1442893472.9219" calcext:value-type="float">
            <text:p>1442893472.9219</text:p>
          </table:table-cell>
          <table:table-cell table:formula="of:=[.J145]-[.$B145]" office:value-type="float" office:value="7.76038956642151" calcext:value-type="float">
            <text:p>7.760389566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3465.23886" calcext:value-type="float">
            <text:p>1442893465.23886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33.5052711963654" calcext:value-type="float">
            <text:p>33.5052711964</text:p>
          </table:table-cell>
          <table:table-cell table:formula="of:=[.C146]/([.D146]-[.D145])" office:value-type="float" office:value="104672.393473751" calcext:value-type="float">
            <text:p>104672.393473751</text:p>
          </table:table-cell>
          <table:table-cell/>
          <table:table-cell office:value-type="float" office:value="1442893472.89256" calcext:value-type="float">
            <text:p>1442893472.89256</text:p>
          </table:table-cell>
          <table:table-cell table:formula="of:=[.G146]-[.$B146]" office:value-type="float" office:value="7.65369606018066" calcext:value-type="float">
            <text:p>7.6536960602</text:p>
          </table:table-cell>
          <table:table-cell/>
          <table:table-cell office:value-type="float" office:value="1442893472.95139" calcext:value-type="float">
            <text:p>1442893472.95139</text:p>
          </table:table-cell>
          <table:table-cell table:formula="of:=[.J146]-[.$B146]" office:value-type="float" office:value="7.71253252029419" calcext:value-type="float">
            <text:p>7.712532520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3465.31618" calcext:value-type="float">
            <text:p>1442893465.31618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33.582592010498" calcext:value-type="float">
            <text:p>33.5825920105</text:p>
          </table:table-cell>
          <table:table-cell table:formula="of:=[.C147]/([.D147]-[.D146])" office:value-type="float" office:value="104706.605728523" calcext:value-type="float">
            <text:p>104706.605728523</text:p>
          </table:table-cell>
          <table:table-cell/>
          <table:table-cell office:value-type="float" office:value="1442893473.15013" calcext:value-type="float">
            <text:p>1442893473.15013</text:p>
          </table:table-cell>
          <table:table-cell table:formula="of:=[.G147]-[.$B147]" office:value-type="float" office:value="7.8339524269104" calcext:value-type="float">
            <text:p>7.8339524269</text:p>
          </table:table-cell>
          <table:table-cell/>
          <table:table-cell office:value-type="float" office:value="1442893473.15017" calcext:value-type="float">
            <text:p>1442893473.15017</text:p>
          </table:table-cell>
          <table:table-cell table:formula="of:=[.J147]-[.$B147]" office:value-type="float" office:value="7.83399391174316" calcext:value-type="float">
            <text:p>7.833993911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3465.39354" calcext:value-type="float">
            <text:p>1442893465.39354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33.6599564552307" calcext:value-type="float">
            <text:p>33.6599564552</text:p>
          </table:table-cell>
          <table:table-cell table:formula="of:=[.C148]/([.D148]-[.D147])" office:value-type="float" office:value="104647.555191223" calcext:value-type="float">
            <text:p>104647.555191223</text:p>
          </table:table-cell>
          <table:table-cell/>
          <table:table-cell office:value-type="float" office:value="1442893473.15025" calcext:value-type="float">
            <text:p>1442893473.15025</text:p>
          </table:table-cell>
          <table:table-cell table:formula="of:=[.G148]-[.$B148]" office:value-type="float" office:value="7.75670790672302" calcext:value-type="float">
            <text:p>7.7567079067</text:p>
          </table:table-cell>
          <table:table-cell/>
          <table:table-cell office:value-type="float" office:value="1442893473.17713" calcext:value-type="float">
            <text:p>1442893473.17713</text:p>
          </table:table-cell>
          <table:table-cell table:formula="of:=[.J148]-[.$B148]" office:value-type="float" office:value="7.78358507156372" calcext:value-type="float">
            <text:p>7.783585071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3465.47099" calcext:value-type="float">
            <text:p>1442893465.47099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33.7374017238617" calcext:value-type="float">
            <text:p>33.7374017239</text:p>
          </table:table-cell>
          <table:table-cell table:formula="of:=[.C149]/([.D149]-[.D148])" office:value-type="float" office:value="104538.342278553" calcext:value-type="float">
            <text:p>104538.342278553</text:p>
          </table:table-cell>
          <table:table-cell/>
          <table:table-cell office:value-type="float" office:value="1442893473.39246" calcext:value-type="float">
            <text:p>1442893473.39246</text:p>
          </table:table-cell>
          <table:table-cell table:formula="of:=[.G149]-[.$B149]" office:value-type="float" office:value="7.92146968841553" calcext:value-type="float">
            <text:p>7.9214696884</text:p>
          </table:table-cell>
          <table:table-cell/>
          <table:table-cell office:value-type="float" office:value="1442893473.39258" calcext:value-type="float">
            <text:p>1442893473.39258</text:p>
          </table:table-cell>
          <table:table-cell table:formula="of:=[.J149]-[.$B149]" office:value-type="float" office:value="7.92158961296082" calcext:value-type="float">
            <text:p>7.92158961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3465.54833" calcext:value-type="float">
            <text:p>1442893465.54833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33.8147385120392" calcext:value-type="float">
            <text:p>33.814738512</text:p>
          </table:table-cell>
          <table:table-cell table:formula="of:=[.C150]/([.D150]-[.D149])" office:value-type="float" office:value="104684.978401475" calcext:value-type="float">
            <text:p>104684.978401475</text:p>
          </table:table-cell>
          <table:table-cell/>
          <table:table-cell office:value-type="float" office:value="1442893473.39265" calcext:value-type="float">
            <text:p>1442893473.39265</text:p>
          </table:table-cell>
          <table:table-cell table:formula="of:=[.G150]-[.$B150]" office:value-type="float" office:value="7.84432125091553" calcext:value-type="float">
            <text:p>7.8443212509</text:p>
          </table:table-cell>
          <table:table-cell/>
          <table:table-cell office:value-type="float" office:value="1442893473.41951" calcext:value-type="float">
            <text:p>1442893473.41951</text:p>
          </table:table-cell>
          <table:table-cell table:formula="of:=[.J150]-[.$B150]" office:value-type="float" office:value="7.87118124961853" calcext:value-type="float">
            <text:p>7.871181249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3465.62568" calcext:value-type="float">
            <text:p>1442893465.62568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33.89208984375" calcext:value-type="float">
            <text:p>33.8920898438</text:p>
          </table:table-cell>
          <table:table-cell table:formula="of:=[.C151]/([.D151]-[.D150])" office:value-type="float" office:value="104665.295618537" calcext:value-type="float">
            <text:p>104665.295618537</text:p>
          </table:table-cell>
          <table:table-cell/>
          <table:table-cell office:value-type="float" office:value="1442893473.39268" calcext:value-type="float">
            <text:p>1442893473.39268</text:p>
          </table:table-cell>
          <table:table-cell table:formula="of:=[.G151]-[.$B151]" office:value-type="float" office:value="7.76699757575989" calcext:value-type="float">
            <text:p>7.7669975758</text:p>
          </table:table-cell>
          <table:table-cell/>
          <table:table-cell office:value-type="float" office:value="1442893473.44643" calcext:value-type="float">
            <text:p>1442893473.44643</text:p>
          </table:table-cell>
          <table:table-cell table:formula="of:=[.J151]-[.$B151]" office:value-type="float" office:value="7.82075452804565" calcext:value-type="float">
            <text:p>7.82075452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3465.70312" calcext:value-type="float">
            <text:p>1442893465.70312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33.969527721405" calcext:value-type="float">
            <text:p>33.9695277214</text:p>
          </table:table-cell>
          <table:table-cell table:formula="of:=[.C152]/([.D152]-[.D151])" office:value-type="float" office:value="104548.319829556" calcext:value-type="float">
            <text:p>104548.319829556</text:p>
          </table:table-cell>
          <table:table-cell/>
          <table:table-cell office:value-type="float" office:value="1442893473.63465" calcext:value-type="float">
            <text:p>1442893473.63465</text:p>
          </table:table-cell>
          <table:table-cell table:formula="of:=[.G152]-[.$B152]" office:value-type="float" office:value="7.93153595924377" calcext:value-type="float">
            <text:p>7.9315359592</text:p>
          </table:table-cell>
          <table:table-cell/>
          <table:table-cell office:value-type="float" office:value="1442893473.63472" calcext:value-type="float">
            <text:p>1442893473.63472</text:p>
          </table:table-cell>
          <table:table-cell table:formula="of:=[.J152]-[.$B152]" office:value-type="float" office:value="7.93160510063171" calcext:value-type="float">
            <text:p>7.931605100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3465.78051" calcext:value-type="float">
            <text:p>1442893465.78051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34.0469210147858" calcext:value-type="float">
            <text:p>34.0469210148</text:p>
          </table:table-cell>
          <table:table-cell table:formula="of:=[.C153]/([.D153]-[.D152])" office:value-type="float" office:value="104608.547412133" calcext:value-type="float">
            <text:p>104608.547412133</text:p>
          </table:table-cell>
          <table:table-cell/>
          <table:table-cell office:value-type="float" office:value="1442893473.63478" calcext:value-type="float">
            <text:p>1442893473.63478</text:p>
          </table:table-cell>
          <table:table-cell table:formula="of:=[.G153]-[.$B153]" office:value-type="float" office:value="7.85426759719849" calcext:value-type="float">
            <text:p>7.8542675972</text:p>
          </table:table-cell>
          <table:table-cell/>
          <table:table-cell office:value-type="float" office:value="1442893473.66166" calcext:value-type="float">
            <text:p>1442893473.66166</text:p>
          </table:table-cell>
          <table:table-cell table:formula="of:=[.J153]-[.$B153]" office:value-type="float" office:value="7.88115358352661" calcext:value-type="float">
            <text:p>7.881153583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3465.85792" calcext:value-type="float">
            <text:p>1442893465.85792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34.1243329048157" calcext:value-type="float">
            <text:p>34.1243329048</text:p>
          </table:table-cell>
          <table:table-cell table:formula="of:=[.C154]/([.D154]-[.D153])" office:value-type="float" office:value="104583.417313183" calcext:value-type="float">
            <text:p>104583.417313183</text:p>
          </table:table-cell>
          <table:table-cell/>
          <table:table-cell office:value-type="float" office:value="1442893473.6348" calcext:value-type="float">
            <text:p>1442893473.6348</text:p>
          </table:table-cell>
          <table:table-cell table:formula="of:=[.G154]-[.$B154]" office:value-type="float" office:value="7.77688145637512" calcext:value-type="float">
            <text:p>7.7768814564</text:p>
          </table:table-cell>
          <table:table-cell/>
          <table:table-cell office:value-type="float" office:value="1442893473.68859" calcext:value-type="float">
            <text:p>1442893473.68859</text:p>
          </table:table-cell>
          <table:table-cell table:formula="of:=[.J154]-[.$B154]" office:value-type="float" office:value="7.83067178726196" calcext:value-type="float">
            <text:p>7.830671787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3465.9353" calcext:value-type="float">
            <text:p>1442893465.9353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34.2017097473145" calcext:value-type="float">
            <text:p>34.2017097473</text:p>
          </table:table-cell>
          <table:table-cell table:formula="of:=[.C155]/([.D155]-[.D154])" office:value-type="float" office:value="104630.787953485" calcext:value-type="float">
            <text:p>104630.787953485</text:p>
          </table:table-cell>
          <table:table-cell/>
          <table:table-cell office:value-type="float" office:value="1442893473.8767" calcext:value-type="float">
            <text:p>1442893473.8767</text:p>
          </table:table-cell>
          <table:table-cell table:formula="of:=[.G155]-[.$B155]" office:value-type="float" office:value="7.94139790534973" calcext:value-type="float">
            <text:p>7.9413979053</text:p>
          </table:table-cell>
          <table:table-cell/>
          <table:table-cell office:value-type="float" office:value="1442893473.87675" calcext:value-type="float">
            <text:p>1442893473.87675</text:p>
          </table:table-cell>
          <table:table-cell table:formula="of:=[.J155]-[.$B155]" office:value-type="float" office:value="7.94145679473877" calcext:value-type="float">
            <text:p>7.941456794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3466.01284" calcext:value-type="float">
            <text:p>1442893466.01284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34.2792501449585" calcext:value-type="float">
            <text:p>34.279250145</text:p>
          </table:table-cell>
          <table:table-cell table:formula="of:=[.C156]/([.D156]-[.D155])" office:value-type="float" office:value="104410.09133285" calcext:value-type="float">
            <text:p>104410.09133285</text:p>
          </table:table-cell>
          <table:table-cell/>
          <table:table-cell office:value-type="float" office:value="1442893473.8768" calcext:value-type="float">
            <text:p>1442893473.8768</text:p>
          </table:table-cell>
          <table:table-cell table:formula="of:=[.G156]-[.$B156]" office:value-type="float" office:value="7.86396265029907" calcext:value-type="float">
            <text:p>7.8639626503</text:p>
          </table:table-cell>
          <table:table-cell/>
          <table:table-cell office:value-type="float" office:value="1442893473.90365" calcext:value-type="float">
            <text:p>1442893473.90365</text:p>
          </table:table-cell>
          <table:table-cell table:formula="of:=[.J156]-[.$B156]" office:value-type="float" office:value="7.89081358909607" calcext:value-type="float">
            <text:p>7.890813589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3466.08734" calcext:value-type="float">
            <text:p>1442893466.08734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34.3537480831146" calcext:value-type="float">
            <text:p>34.3537480831</text:p>
          </table:table-cell>
          <table:table-cell table:formula="of:=[.C157]/([.D157]-[.D156])" office:value-type="float" office:value="108674.14857889" calcext:value-type="float">
            <text:p>108674.14857889</text:p>
          </table:table-cell>
          <table:table-cell/>
          <table:table-cell office:value-type="float" office:value="1442893473.87682" calcext:value-type="float">
            <text:p>1442893473.87682</text:p>
          </table:table-cell>
          <table:table-cell table:formula="of:=[.G157]-[.$B157]" office:value-type="float" office:value="7.78948569297791" calcext:value-type="float">
            <text:p>7.789485693</text:p>
          </table:table-cell>
          <table:table-cell/>
          <table:table-cell office:value-type="float" office:value="1442893473.93056" calcext:value-type="float">
            <text:p>1442893473.93056</text:p>
          </table:table-cell>
          <table:table-cell table:formula="of:=[.J157]-[.$B157]" office:value-type="float" office:value="7.84322643280029" calcext:value-type="float">
            <text:p>7.843226432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3466.16189" calcext:value-type="float">
            <text:p>1442893466.16189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34.4282994270325" calcext:value-type="float">
            <text:p>34.428299427</text:p>
          </table:table-cell>
          <table:table-cell table:formula="of:=[.C158]/([.D158]-[.D157])" office:value-type="float" office:value="108596.298531138" calcext:value-type="float">
            <text:p>108596.298531138</text:p>
          </table:table-cell>
          <table:table-cell/>
          <table:table-cell office:value-type="float" office:value="1442893474.11903" calcext:value-type="float">
            <text:p>1442893474.11903</text:p>
          </table:table-cell>
          <table:table-cell table:formula="of:=[.G158]-[.$B158]" office:value-type="float" office:value="7.95714545249939" calcext:value-type="float">
            <text:p>7.9571454525</text:p>
          </table:table-cell>
          <table:table-cell/>
          <table:table-cell office:value-type="float" office:value="1442893474.11907" calcext:value-type="float">
            <text:p>1442893474.11907</text:p>
          </table:table-cell>
          <table:table-cell table:formula="of:=[.J158]-[.$B158]" office:value-type="float" office:value="7.95717859268189" calcext:value-type="float">
            <text:p>7.957178592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3466.23649" calcext:value-type="float">
            <text:p>1442893466.23649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34.5028970241547" calcext:value-type="float">
            <text:p>34.5028970242</text:p>
          </table:table-cell>
          <table:table-cell table:formula="of:=[.C159]/([.D159]-[.D158])" office:value-type="float" office:value="108528.964904038" calcext:value-type="float">
            <text:p>108528.964904038</text:p>
          </table:table-cell>
          <table:table-cell/>
          <table:table-cell office:value-type="float" office:value="1442893474.11911" calcext:value-type="float">
            <text:p>1442893474.11911</text:p>
          </table:table-cell>
          <table:table-cell table:formula="of:=[.G159]-[.$B159]" office:value-type="float" office:value="7.88262557983398" calcext:value-type="float">
            <text:p>7.8826255798</text:p>
          </table:table-cell>
          <table:table-cell/>
          <table:table-cell office:value-type="float" office:value="1442893474.14584" calcext:value-type="float">
            <text:p>1442893474.14584</text:p>
          </table:table-cell>
          <table:table-cell table:formula="of:=[.J159]-[.$B159]" office:value-type="float" office:value="7.90935897827148" calcext:value-type="float">
            <text:p>7.909358978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3466.31103" calcext:value-type="float">
            <text:p>1442893466.31103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34.5774374008179" calcext:value-type="float">
            <text:p>34.5774374008</text:p>
          </table:table-cell>
          <table:table-cell table:formula="of:=[.C160]/([.D160]-[.D159])" office:value-type="float" office:value="108612.276492507" calcext:value-type="float">
            <text:p>108612.276492507</text:p>
          </table:table-cell>
          <table:table-cell/>
          <table:table-cell office:value-type="float" office:value="1442893474.11913" calcext:value-type="float">
            <text:p>1442893474.11913</text:p>
          </table:table-cell>
          <table:table-cell table:formula="of:=[.G160]-[.$B160]" office:value-type="float" office:value="7.80810070037842" calcext:value-type="float">
            <text:p>7.8081007004</text:p>
          </table:table-cell>
          <table:table-cell/>
          <table:table-cell office:value-type="float" office:value="1442893474.17263" calcext:value-type="float">
            <text:p>1442893474.17263</text:p>
          </table:table-cell>
          <table:table-cell table:formula="of:=[.J160]-[.$B160]" office:value-type="float" office:value="7.86160111427307" calcext:value-type="float">
            <text:p>7.861601114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3466.38555" calcext:value-type="float">
            <text:p>1442893466.38555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34.6519589424133" calcext:value-type="float">
            <text:p>34.6519589424</text:p>
          </table:table-cell>
          <table:table-cell table:formula="of:=[.C161]/([.D161]-[.D160])" office:value-type="float" office:value="108639.727878272" calcext:value-type="float">
            <text:p>108639.727878272</text:p>
          </table:table-cell>
          <table:table-cell/>
          <table:table-cell office:value-type="float" office:value="1442893474.38813" calcext:value-type="float">
            <text:p>1442893474.38813</text:p>
          </table:table-cell>
          <table:table-cell table:formula="of:=[.G161]-[.$B161]" office:value-type="float" office:value="8.00258302688599" calcext:value-type="float">
            <text:p>8.0025830269</text:p>
          </table:table-cell>
          <table:table-cell/>
          <table:table-cell office:value-type="float" office:value="1442893474.38816" calcext:value-type="float">
            <text:p>1442893474.38816</text:p>
          </table:table-cell>
          <table:table-cell table:formula="of:=[.J161]-[.$B161]" office:value-type="float" office:value="8.00261497497559" calcext:value-type="float">
            <text:p>8.00261497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3466.46013" calcext:value-type="float">
            <text:p>1442893466.46013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34.7265458106995" calcext:value-type="float">
            <text:p>34.7265458107</text:p>
          </table:table-cell>
          <table:table-cell table:formula="of:=[.C162]/([.D162]-[.D161])" office:value-type="float" office:value="108544.576090014" calcext:value-type="float">
            <text:p>108544.576090014</text:p>
          </table:table-cell>
          <table:table-cell/>
          <table:table-cell office:value-type="float" office:value="1442893474.38822" calcext:value-type="float">
            <text:p>1442893474.38822</text:p>
          </table:table-cell>
          <table:table-cell table:formula="of:=[.G162]-[.$B162]" office:value-type="float" office:value="7.92808222770691" calcext:value-type="float">
            <text:p>7.9280822277</text:p>
          </table:table-cell>
          <table:table-cell/>
          <table:table-cell office:value-type="float" office:value="1442893474.41496" calcext:value-type="float">
            <text:p>1442893474.41496</text:p>
          </table:table-cell>
          <table:table-cell table:formula="of:=[.J162]-[.$B162]" office:value-type="float" office:value="7.95482540130615" calcext:value-type="float">
            <text:p>7.954825401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3466.53466" calcext:value-type="float">
            <text:p>1442893466.53466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34.8010756969452" calcext:value-type="float">
            <text:p>34.8010756969</text:p>
          </table:table-cell>
          <table:table-cell table:formula="of:=[.C163]/([.D163]-[.D162])" office:value-type="float" office:value="108627.564160063" calcext:value-type="float">
            <text:p>108627.564160063</text:p>
          </table:table-cell>
          <table:table-cell/>
          <table:table-cell office:value-type="float" office:value="1442893474.38824" calcext:value-type="float">
            <text:p>1442893474.38824</text:p>
          </table:table-cell>
          <table:table-cell table:formula="of:=[.G163]-[.$B163]" office:value-type="float" office:value="7.8535783290863" calcext:value-type="float">
            <text:p>7.8535783291</text:p>
          </table:table-cell>
          <table:table-cell/>
          <table:table-cell office:value-type="float" office:value="1442893474.44178" calcext:value-type="float">
            <text:p>1442893474.44178</text:p>
          </table:table-cell>
          <table:table-cell table:formula="of:=[.J163]-[.$B163]" office:value-type="float" office:value="7.90711283683777" calcext:value-type="float">
            <text:p>7.907112836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3466.60912" calcext:value-type="float">
            <text:p>1442893466.60912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34.8755321502686" calcext:value-type="float">
            <text:p>34.8755321503</text:p>
          </table:table-cell>
          <table:table-cell table:formula="of:=[.C164]/([.D164]-[.D163])" office:value-type="float" office:value="108734.698453055" calcext:value-type="float">
            <text:p>108734.698453055</text:p>
          </table:table-cell>
          <table:table-cell/>
          <table:table-cell office:value-type="float" office:value="1442893474.6574" calcext:value-type="float">
            <text:p>1442893474.6574</text:p>
          </table:table-cell>
          <table:table-cell table:formula="of:=[.G164]-[.$B164]" office:value-type="float" office:value="8.04827952384949" calcext:value-type="float">
            <text:p>8.0482795238</text:p>
          </table:table-cell>
          <table:table-cell/>
          <table:table-cell office:value-type="float" office:value="1442893474.65744" calcext:value-type="float">
            <text:p>1442893474.65744</text:p>
          </table:table-cell>
          <table:table-cell table:formula="of:=[.J164]-[.$B164]" office:value-type="float" office:value="8.04832339286804" calcext:value-type="float">
            <text:p>8.048323392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3466.68363" calcext:value-type="float">
            <text:p>1442893466.68363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34.9500408172607" calcext:value-type="float">
            <text:p>34.9500408173</text:p>
          </table:table-cell>
          <table:table-cell table:formula="of:=[.C165]/([.D165]-[.D164])" office:value-type="float" office:value="108658.500102396" calcext:value-type="float">
            <text:p>108658.500102396</text:p>
          </table:table-cell>
          <table:table-cell/>
          <table:table-cell office:value-type="float" office:value="1442893474.65749" calcext:value-type="float">
            <text:p>1442893474.65749</text:p>
          </table:table-cell>
          <table:table-cell table:formula="of:=[.G165]-[.$B165]" office:value-type="float" office:value="7.97386145591736" calcext:value-type="float">
            <text:p>7.9738614559</text:p>
          </table:table-cell>
          <table:table-cell/>
          <table:table-cell office:value-type="float" office:value="1442893474.68422" calcext:value-type="float">
            <text:p>1442893474.68422</text:p>
          </table:table-cell>
          <table:table-cell table:formula="of:=[.J165]-[.$B165]" office:value-type="float" office:value="8.00059366226196" calcext:value-type="float">
            <text:p>8.000593662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93466.75814" calcext:value-type="float">
            <text:p>1442893466.75814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35.0245497226715" calcext:value-type="float">
            <text:p>35.0245497227</text:p>
          </table:table-cell>
          <table:table-cell table:formula="of:=[.C166]/([.D166]-[.D165])" office:value-type="float" office:value="108658.15240966" calcext:value-type="float">
            <text:p>108658.15240966</text:p>
          </table:table-cell>
          <table:table-cell/>
          <table:table-cell office:value-type="float" office:value="1442893474.92658" calcext:value-type="float">
            <text:p>1442893474.92658</text:p>
          </table:table-cell>
          <table:table-cell table:formula="of:=[.G166]-[.$B166]" office:value-type="float" office:value="8.16844439506531" calcext:value-type="float">
            <text:p>8.1684443951</text:p>
          </table:table-cell>
          <table:table-cell/>
          <table:table-cell office:value-type="float" office:value="1442893474.92664" calcext:value-type="float">
            <text:p>1442893474.92664</text:p>
          </table:table-cell>
          <table:table-cell table:formula="of:=[.J166]-[.$B166]" office:value-type="float" office:value="8.16850018501282" calcext:value-type="float">
            <text:p>8.16850018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93466.83264" calcext:value-type="float">
            <text:p>1442893466.83264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35.0990529060364" calcext:value-type="float">
            <text:p>35.099052906</text:p>
          </table:table-cell>
          <table:table-cell table:formula="of:=[.C167]/([.D167]-[.D166])" office:value-type="float" office:value="108666.497649517" calcext:value-type="float">
            <text:p>108666.497649517</text:p>
          </table:table-cell>
          <table:table-cell/>
          <table:table-cell office:value-type="float" office:value="1442893474.92669" calcext:value-type="float">
            <text:p>1442893474.92669</text:p>
          </table:table-cell>
          <table:table-cell table:formula="of:=[.G167]-[.$B167]" office:value-type="float" office:value="8.09404540061951" calcext:value-type="float">
            <text:p>8.0940454006</text:p>
          </table:table-cell>
          <table:table-cell/>
          <table:table-cell office:value-type="float" office:value="1442893474.95345" calcext:value-type="float">
            <text:p>1442893474.95345</text:p>
          </table:table-cell>
          <table:table-cell table:formula="of:=[.J167]-[.$B167]" office:value-type="float" office:value="8.12081170082092" calcext:value-type="float">
            <text:p>8.120811700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93466.90717" calcext:value-type="float">
            <text:p>1442893466.90717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35.1735832691193" calcext:value-type="float">
            <text:p>35.1735832691</text:p>
          </table:table-cell>
          <table:table-cell table:formula="of:=[.C168]/([.D168]-[.D167])" office:value-type="float" office:value="108626.869172721" calcext:value-type="float">
            <text:p>108626.869172721</text:p>
          </table:table-cell>
          <table:table-cell/>
          <table:table-cell office:value-type="float" office:value="1442893474.92672" calcext:value-type="float">
            <text:p>1442893474.92672</text:p>
          </table:table-cell>
          <table:table-cell table:formula="of:=[.G168]-[.$B168]" office:value-type="float" office:value="8.01954913139343" calcext:value-type="float">
            <text:p>8.0195491314</text:p>
          </table:table-cell>
          <table:table-cell/>
          <table:table-cell office:value-type="float" office:value="1442893474.98024" calcext:value-type="float">
            <text:p>1442893474.98024</text:p>
          </table:table-cell>
          <table:table-cell table:formula="of:=[.J168]-[.$B168]" office:value-type="float" office:value="8.07306814193726" calcext:value-type="float">
            <text:p>8.073068141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93466.98169" calcext:value-type="float">
            <text:p>1442893466.98169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35.2480974197388" calcext:value-type="float">
            <text:p>35.2480974197</text:p>
          </table:table-cell>
          <table:table-cell table:formula="of:=[.C169]/([.D169]-[.D168])" office:value-type="float" office:value="108650.503732382" calcext:value-type="float">
            <text:p>108650.503732382</text:p>
          </table:table-cell>
          <table:table-cell/>
          <table:table-cell office:value-type="float" office:value="1442893475.19567" calcext:value-type="float">
            <text:p>1442893475.19567</text:p>
          </table:table-cell>
          <table:table-cell table:formula="of:=[.G169]-[.$B169]" office:value-type="float" office:value="8.21398425102234" calcext:value-type="float">
            <text:p>8.213984251</text:p>
          </table:table-cell>
          <table:table-cell/>
          <table:table-cell office:value-type="float" office:value="1442893475.19573" calcext:value-type="float">
            <text:p>1442893475.19573</text:p>
          </table:table-cell>
          <table:table-cell table:formula="of:=[.J169]-[.$B169]" office:value-type="float" office:value="8.21404147148132" calcext:value-type="float">
            <text:p>8.214041471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93480.07716" calcext:value-type="float">
            <text:p>1442893480.07716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48.3435730934143" calcext:value-type="float">
            <text:p>48.3435730934</text:p>
          </table:table-cell>
          <table:table-cell table:formula="of:=[.C170]/([.D170]-[.D169])" office:value-type="float" office:value="618.228783874918" calcext:value-type="float">
            <text:p>618.2287838749</text:p>
          </table:table-cell>
          <table:table-cell/>
          <table:table-cell office:value-type="float" office:value="1442893480.27733" calcext:value-type="float">
            <text:p>1442893480.27733</text:p>
          </table:table-cell>
          <table:table-cell table:formula="of:=[.G170]-[.$B170]" office:value-type="float" office:value="0.200173616409302" calcext:value-type="float">
            <text:p>0.2001736164</text:p>
          </table:table-cell>
          <table:table-cell/>
          <table:table-cell office:value-type="float" office:value="1442893480.2774" calcext:value-type="float">
            <text:p>1442893480.2774</text:p>
          </table:table-cell>
          <table:table-cell table:formula="of:=[.J170]-[.$B170]" office:value-type="float" office:value="0.200235366821289" calcext:value-type="float">
            <text:p>0.20023536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49:03.461897534</dc:date>
    <meta:editing-duration>PT1M50S</meta:editing-duration>
    <meta:editing-cycles>1</meta:editing-cycles>
    <meta:document-statistic meta:table-count="1" meta:cell-count="1530" meta:object-count="0"/>
    <meta:generator>LibreOffice/4.4.2.2$Linux_X86_64 LibreOffice_project/40m0$Build-2</meta:generator>
  </office:meta>
</office:document-meta>
</file>